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6.844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H_sample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1">
          <table:table-cell table:style-name="Default" office:value-type="string" calcext:value-type="string">
            <text:p>UNH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tockPrices.add(buildStockPrice(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Sum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oving Average (15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05-05 09:00:00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4.75" calcext:value-type="float">
            <text:p>104.75</text:p>
          </table:table-cell>
          <table:table-cell office:value-type="float" office:value="488" calcext:value-type="float">
            <text:p>488</text:p>
          </table:table-cell>
          <table:table-cell office:value-type="float" office:value="10347" calcext:value-type="float">
            <text:p>10347</text:p>
          </table:table-cell>
          <table:table-cell table:number-columns-repeated="3"/>
          <table:table-cell table:formula="of:=[.J4]" office:value-type="float" office:value="494" calcext:value-type="float">
            <text:p>494</text:p>
          </table:table-cell>
          <table:table-cell table:formula="of:=[.K4]" office:value-type="float" office:value="494" calcext:value-type="float">
            <text:p>494</text:p>
          </table:table-cell>
          <table:table-cell/>
          <table:table-cell table:formula="of:=CONCATENATE( [.$B$1]; [.A3]; [.$B$1]; &quot;, &quot;; [.E3])" office:value-type="string" office:string-value="“2023-05-05 09:00:00“, 488" calcext:value-type="string">
            <text:p>“2023-05-05 09:00:00“, 488</text:p>
          </table:table-cell>
          <table:table-cell/>
          <table:table-cell table:formula="of:=CONCATENATE([.$C$1];[.M3]; &quot;));&quot;)" office:value-type="string" office:string-value="stockPrices.add(buildStockPrice(“2023-05-05 09:00:00“, 488));" calcext:value-type="string">
            <text:p>stockPrices.add(buildStockPrice(“2023-05-05 09:00:00“, 488));</text:p>
          </table:table-cell>
          <table:table-cell/>
          <table:table-cell table:formula="of:=CONCATENATE([.$B$1];[.$A$1];[.$B$1]; &quot;, &quot;; [.K3])" office:value-type="string" office:string-value="“UNH“, 494" calcext:value-type="string">
            <text:p>“UNH“, 494</text:p>
          </table:table-cell>
          <table:table-cell/>
          <table:table-cell table:formula="of:=CONCATENATE(&quot;expectedOutputs.add(buildKeyValue(&quot;;[.Q3]; &quot;));&quot;)" office:value-type="string" office:string-value="expectedOutputs.add(buildKeyValue(“UNH“, 494));" calcext:value-type="string">
            <text:p>expectedOutputs.add(buildKeyValue(“UNH“, 494));</text:p>
          </table:table-cell>
        </table:table-row>
        <table:table-row table:style-name="ro1">
          <table:table-cell office:value-type="string" calcext:value-type="string">
            <text:p>2023-05-05 09:01:00</text:p>
          </table:table-cell>
          <table:table-cell table:number-columns-repeated="2" office:value-type="float" office:value="104.77" calcext:value-type="float">
            <text:p>104.77</text:p>
          </table:table-cell>
          <table:table-cell office:value-type="float" office:value="104.76" calcext:value-type="float">
            <text:p>104.76</text:p>
          </table:table-cell>
          <table:table-cell office:value-type="float" office:value="500" calcext:value-type="float">
            <text:p>500</text:p>
          </table:table-cell>
          <table:table-cell office:value-type="float" office:value="16470" calcext:value-type="float">
            <text:p>16470</text:p>
          </table:table-cell>
          <table:table-cell/>
          <table:table-cell table:formula="of:=SUM([.E3:.E4])" office:value-type="float" office:value="988" calcext:value-type="float">
            <text:p>988</text:p>
          </table:table-cell>
          <table:table-cell table:formula="of:=COUNTA([.E3:.E4])" office:value-type="float" office:value="2" calcext:value-type="float">
            <text:p>2</text:p>
          </table:table-cell>
          <table:table-cell table:formula="of:=[.H4]/[.I4]" office:value-type="float" office:value="494" calcext:value-type="float">
            <text:p>494</text:p>
          </table:table-cell>
          <table:table-cell table:formula="of:=ROUND([.J4]; 2)" office:value-type="float" office:value="494" calcext:value-type="float">
            <text:p>494</text:p>
          </table:table-cell>
          <table:table-cell/>
          <table:table-cell table:formula="of:=CONCATENATE( [.$B$1]; [.A4]; [.$B$1]; &quot;, &quot;; [.E4])" office:value-type="string" office:string-value="“2023-05-05 09:01:00“, 500" calcext:value-type="string">
            <text:p>“2023-05-05 09:01:00“, 500</text:p>
          </table:table-cell>
          <table:table-cell/>
          <table:table-cell table:formula="of:=CONCATENATE([.$C$1];[.M4]; &quot;));&quot;)" office:value-type="string" office:string-value="stockPrices.add(buildStockPrice(“2023-05-05 09:01:00“, 500));" calcext:value-type="string">
            <text:p>stockPrices.add(buildStockPrice(“2023-05-05 09:01:00“, 500));</text:p>
          </table:table-cell>
          <table:table-cell/>
          <table:table-cell table:formula="of:=CONCATENATE([.$B$1];[.$A$1];[.$B$1]; &quot;, &quot;; [.K4])" office:value-type="string" office:string-value="“UNH“, 494" calcext:value-type="string">
            <text:p>“UNH“, 494</text:p>
          </table:table-cell>
          <table:table-cell/>
          <table:table-cell table:formula="of:=CONCATENATE(&quot;expectedOutputs.add(buildKeyValue(&quot;;[.Q4]; &quot;));&quot;)" office:value-type="string" office:string-value="expectedOutputs.add(buildKeyValue(“UNH“, 494));" calcext:value-type="string">
            <text:p>expectedOutputs.add(buildKeyValue(“UNH“, 494));</text:p>
          </table:table-cell>
        </table:table-row>
        <table:table-row table:style-name="ro1">
          <table:table-cell office:value-type="string" calcext:value-type="string">
            <text:p>2023-05-05 09:02:00</text:p>
          </table:table-cell>
          <table:table-cell table:number-columns-repeated="2" office:value-type="float" office:value="104.77" calcext:value-type="float">
            <text:p>104.77</text:p>
          </table:table-cell>
          <table:table-cell office:value-type="float" office:value="104.73" calcext:value-type="float">
            <text:p>104.73</text:p>
          </table:table-cell>
          <table:table-cell office:value-type="float" office:value="540" calcext:value-type="float">
            <text:p>540</text:p>
          </table:table-cell>
          <table:table-cell office:value-type="float" office:value="7872" calcext:value-type="float">
            <text:p>7872</text:p>
          </table:table-cell>
          <table:table-cell/>
          <table:table-cell table:formula="of:=SUM([.E3:.E5])" office:value-type="float" office:value="1528" calcext:value-type="float">
            <text:p>1528</text:p>
          </table:table-cell>
          <table:table-cell table:formula="of:=COUNTA([.E3:.E5])" office:value-type="float" office:value="3" calcext:value-type="float">
            <text:p>3</text:p>
          </table:table-cell>
          <table:table-cell table:formula="of:=[.H5]/[.I5]" office:value-type="float" office:value="509.333333333333" calcext:value-type="float">
            <text:p>509.333333333333</text:p>
          </table:table-cell>
          <table:table-cell table:formula="of:=ROUND([.J5]; 2)" office:value-type="float" office:value="509.33" calcext:value-type="float">
            <text:p>509.33</text:p>
          </table:table-cell>
          <table:table-cell/>
          <table:table-cell table:formula="of:=CONCATENATE( [.$B$1]; [.A5]; [.$B$1]; &quot;, &quot;; [.E5])" office:value-type="string" office:string-value="“2023-05-05 09:02:00“, 540" calcext:value-type="string">
            <text:p>“2023-05-05 09:02:00“, 540</text:p>
          </table:table-cell>
          <table:table-cell/>
          <table:table-cell table:formula="of:=CONCATENATE([.$C$1];[.M5]; &quot;));&quot;)" office:value-type="string" office:string-value="stockPrices.add(buildStockPrice(“2023-05-05 09:02:00“, 540));" calcext:value-type="string">
            <text:p>stockPrices.add(buildStockPrice(“2023-05-05 09:02:00“, 540));</text:p>
          </table:table-cell>
          <table:table-cell/>
          <table:table-cell table:formula="of:=CONCATENATE([.$B$1];[.$A$1];[.$B$1]; &quot;, &quot;; [.K5])" office:value-type="string" office:string-value="“UNH“, 509.33" calcext:value-type="string">
            <text:p>“UNH“, 509.33</text:p>
          </table:table-cell>
          <table:table-cell/>
          <table:table-cell table:formula="of:=CONCATENATE(&quot;expectedOutputs.add(buildKeyValue(&quot;;[.Q5]; &quot;));&quot;)" office:value-type="string" office:string-value="expectedOutputs.add(buildKeyValue(“UNH“, 509.33));" calcext:value-type="string">
            <text:p>expectedOutputs.add(buildKeyValue(“UNH“, 509.33));</text:p>
          </table:table-cell>
        </table:table-row>
        <table:table-row table:style-name="ro1">
          <table:table-cell office:value-type="string" calcext:value-type="string">
            <text:p>2023-05-05 09:13:00</text:p>
          </table:table-cell>
          <table:table-cell office:value-type="float" office:value="104.91" calcext:value-type="float">
            <text:p>104.91</text:p>
          </table:table-cell>
          <table:table-cell office:value-type="float" office:value="105.08" calcext:value-type="float">
            <text:p>105.08</text:p>
          </table:table-cell>
          <table:table-cell office:value-type="float" office:value="104.91" calcext:value-type="float">
            <text:p>104.91</text:p>
          </table:table-cell>
          <table:table-cell office:value-type="float" office:value="430" calcext:value-type="float">
            <text:p>430</text:p>
          </table:table-cell>
          <table:table-cell office:value-type="float" office:value="26311" calcext:value-type="float">
            <text:p>26311</text:p>
          </table:table-cell>
          <table:table-cell/>
          <table:table-cell table:formula="of:=SUM([.E3:.E6])" office:value-type="float" office:value="1958" calcext:value-type="float">
            <text:p>1958</text:p>
          </table:table-cell>
          <table:table-cell table:formula="of:=COUNTA([.E3:.E6])" office:value-type="float" office:value="4" calcext:value-type="float">
            <text:p>4</text:p>
          </table:table-cell>
          <table:table-cell table:formula="of:=[.H6]/[.I6]" office:value-type="float" office:value="489.5" calcext:value-type="float">
            <text:p>489.5</text:p>
          </table:table-cell>
          <table:table-cell table:formula="of:=ROUND([.J6]; 2)" office:value-type="float" office:value="489.5" calcext:value-type="float">
            <text:p>489.5</text:p>
          </table:table-cell>
          <table:table-cell/>
          <table:table-cell table:formula="of:=CONCATENATE( [.$B$1]; [.A6]; [.$B$1]; &quot;, &quot;; [.E6])" office:value-type="string" office:string-value="“2023-05-05 09:13:00“, 430" calcext:value-type="string">
            <text:p>“2023-05-05 09:13:00“, 430</text:p>
          </table:table-cell>
          <table:table-cell/>
          <table:table-cell table:formula="of:=CONCATENATE([.$C$1];[.M6]; &quot;));&quot;)" office:value-type="string" office:string-value="stockPrices.add(buildStockPrice(“2023-05-05 09:13:00“, 430));" calcext:value-type="string">
            <text:p>stockPrices.add(buildStockPrice(“2023-05-05 09:13:00“, 430));</text:p>
          </table:table-cell>
          <table:table-cell/>
          <table:table-cell table:formula="of:=CONCATENATE([.$B$1];[.$A$1];[.$B$1]; &quot;, &quot;; [.K6])" office:value-type="string" office:string-value="“UNH“, 489.5" calcext:value-type="string">
            <text:p>“UNH“, 489.5</text:p>
          </table:table-cell>
          <table:table-cell/>
          <table:table-cell table:formula="of:=CONCATENATE(&quot;expectedOutputs.add(buildKeyValue(&quot;;[.Q6]; &quot;));&quot;)" office:value-type="string" office:string-value="expectedOutputs.add(buildKeyValue(“UNH“, 489.5));" calcext:value-type="string">
            <text:p>expectedOutputs.add(buildKeyValue(“UNH“, 489.5));</text:p>
          </table:table-cell>
        </table:table-row>
        <table:table-row table:style-name="ro1">
          <table:table-cell office:value-type="string" calcext:value-type="string">
            <text:p>2023-05-05 09:14:00</text:p>
          </table:table-cell>
          <table:table-cell office:value-type="float" office:value="104.9801" calcext:value-type="float">
            <text:p>104.9801</text:p>
          </table:table-cell>
          <table:table-cell office:value-type="float" office:value="105.08" calcext:value-type="float">
            <text:p>105.08</text:p>
          </table:table-cell>
          <table:table-cell office:value-type="float" office:value="104.9801" calcext:value-type="float">
            <text:p>104.9801</text:p>
          </table:table-cell>
          <table:table-cell office:value-type="float" office:value="400" calcext:value-type="float">
            <text:p>400</text:p>
          </table:table-cell>
          <table:table-cell office:value-type="float" office:value="27260" calcext:value-type="float">
            <text:p>27260</text:p>
          </table:table-cell>
          <table:table-cell/>
          <table:table-cell table:formula="of:=SUM([.E3:.E7])" office:value-type="float" office:value="2358" calcext:value-type="float">
            <text:p>2358</text:p>
          </table:table-cell>
          <table:table-cell table:formula="of:=COUNTA([.E3:.E7])" office:value-type="float" office:value="5" calcext:value-type="float">
            <text:p>5</text:p>
          </table:table-cell>
          <table:table-cell table:formula="of:=[.H7]/[.I7]" office:value-type="float" office:value="471.6" calcext:value-type="float">
            <text:p>471.6</text:p>
          </table:table-cell>
          <table:table-cell table:formula="of:=ROUND([.J7]; 2)" office:value-type="float" office:value="471.6" calcext:value-type="float">
            <text:p>471.6</text:p>
          </table:table-cell>
          <table:table-cell/>
          <table:table-cell table:formula="of:=CONCATENATE( [.$B$1]; [.A7]; [.$B$1]; &quot;, &quot;; [.E7])" office:value-type="string" office:string-value="“2023-05-05 09:14:00“, 400" calcext:value-type="string">
            <text:p>“2023-05-05 09:14:00“, 400</text:p>
          </table:table-cell>
          <table:table-cell/>
          <table:table-cell table:formula="of:=CONCATENATE([.$C$1];[.M7]; &quot;));&quot;)" office:value-type="string" office:string-value="stockPrices.add(buildStockPrice(“2023-05-05 09:14:00“, 400));" calcext:value-type="string">
            <text:p>stockPrices.add(buildStockPrice(“2023-05-05 09:14:00“, 400));</text:p>
          </table:table-cell>
          <table:table-cell/>
          <table:table-cell table:formula="of:=CONCATENATE([.$B$1];[.$A$1];[.$B$1]; &quot;, &quot;; [.K7])" office:value-type="string" office:string-value="“UNH“, 471.6" calcext:value-type="string">
            <text:p>“UNH“, 471.6</text:p>
          </table:table-cell>
          <table:table-cell/>
          <table:table-cell table:formula="of:=CONCATENATE(&quot;expectedOutputs.add(buildKeyValue(&quot;;[.Q7]; &quot;));&quot;)" office:value-type="string" office:string-value="expectedOutputs.add(buildKeyValue(“UNH“, 471.6));" calcext:value-type="string">
            <text:p>expectedOutputs.add(buildKeyValue(“UNH“, 471.6));</text:p>
          </table:table-cell>
        </table:table-row>
        <table:table-row table:style-name="ro1">
          <table:table-cell office:value-type="string" calcext:value-type="string">
            <text:p>2023-05-05 09:15:00</text:p>
          </table:table-cell>
          <table:table-cell table:number-columns-repeated="2" office:value-type="float" office:value="105.04" calcext:value-type="float">
            <text:p>105.04</text:p>
          </table:table-cell>
          <table:table-cell office:value-type="float" office:value="105" calcext:value-type="float">
            <text:p>105</text:p>
          </table:table-cell>
          <table:table-cell office:value-type="float" office:value="320" calcext:value-type="float">
            <text:p>320</text:p>
          </table:table-cell>
          <table:table-cell office:value-type="float" office:value="6370" calcext:value-type="float">
            <text:p>6370</text:p>
          </table:table-cell>
          <table:table-cell/>
          <table:table-cell table:formula="of:=SUM([.E3:.E8])" office:value-type="float" office:value="2678" calcext:value-type="float">
            <text:p>2678</text:p>
          </table:table-cell>
          <table:table-cell table:formula="of:=COUNTA([.E3:.E8])" office:value-type="float" office:value="6" calcext:value-type="float">
            <text:p>6</text:p>
          </table:table-cell>
          <table:table-cell table:formula="of:=[.H8]/[.I8]" office:value-type="float" office:value="446.333333333333" calcext:value-type="float">
            <text:p>446.333333333333</text:p>
          </table:table-cell>
          <table:table-cell table:formula="of:=ROUND([.J8]; 2)" office:value-type="float" office:value="446.33" calcext:value-type="float">
            <text:p>446.33</text:p>
          </table:table-cell>
          <table:table-cell/>
          <table:table-cell table:formula="of:=CONCATENATE( [.$B$1]; [.A8]; [.$B$1]; &quot;, &quot;; [.E8])" office:value-type="string" office:string-value="“2023-05-05 09:15:00“, 320" calcext:value-type="string">
            <text:p>“2023-05-05 09:15:00“, 320</text:p>
          </table:table-cell>
          <table:table-cell/>
          <table:table-cell table:formula="of:=CONCATENATE([.$C$1];[.M8]; &quot;));&quot;)" office:value-type="string" office:string-value="stockPrices.add(buildStockPrice(“2023-05-05 09:15:00“, 320));" calcext:value-type="string">
            <text:p>stockPrices.add(buildStockPrice(“2023-05-05 09:15:00“, 320));</text:p>
          </table:table-cell>
          <table:table-cell/>
          <table:table-cell table:formula="of:=CONCATENATE([.$B$1];[.$A$1];[.$B$1]; &quot;, &quot;; [.K8])" office:value-type="string" office:string-value="“UNH“, 446.33" calcext:value-type="string">
            <text:p>“UNH“, 446.33</text:p>
          </table:table-cell>
          <table:table-cell/>
          <table:table-cell table:formula="of:=CONCATENATE(&quot;expectedOutputs.add(buildKeyValue(&quot;;[.Q8]; &quot;));&quot;)" office:value-type="string" office:string-value="expectedOutputs.add(buildKeyValue(“UNH“, 446.33));" calcext:value-type="string">
            <text:p>expectedOutputs.add(buildKeyValue(“UNH“, 446.33));</text:p>
          </table:table-cell>
        </table:table-row>
        <table:table-row table:style-name="ro1">
          <table:table-cell office:value-type="string" calcext:value-type="string">
            <text:p>2023-05-05 09:16:00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5.04" calcext:value-type="float">
            <text:p>105.04</text:p>
          </table:table-cell>
          <table:table-cell office:value-type="float" office:value="104.9" calcext:value-type="float">
            <text:p>104.9</text:p>
          </table:table-cell>
          <table:table-cell office:value-type="float" office:value="310" calcext:value-type="float">
            <text:p>310</text:p>
          </table:table-cell>
          <table:table-cell office:value-type="float" office:value="17310" calcext:value-type="float">
            <text:p>17310</text:p>
          </table:table-cell>
          <table:table-cell/>
          <table:table-cell table:formula="of:=SUM([.E4:.E9])" office:value-type="float" office:value="2500" calcext:value-type="float">
            <text:p>2500</text:p>
          </table:table-cell>
          <table:table-cell table:formula="of:=COUNTA([.F4:.F9])" office:value-type="float" office:value="6" calcext:value-type="float">
            <text:p>6</text:p>
          </table:table-cell>
          <table:table-cell table:formula="of:=[.H9]/[.I9]" office:value-type="float" office:value="416.666666666667" calcext:value-type="float">
            <text:p>416.666666666667</text:p>
          </table:table-cell>
          <table:table-cell table:formula="of:=ROUND([.J9]; 2)" office:value-type="float" office:value="416.67" calcext:value-type="float">
            <text:p>416.67</text:p>
          </table:table-cell>
          <table:table-cell/>
          <table:table-cell table:formula="of:=CONCATENATE( [.$B$1]; [.A9]; [.$B$1]; &quot;, &quot;; [.E9])" office:value-type="string" office:string-value="“2023-05-05 09:16:00“, 310" calcext:value-type="string">
            <text:p>“2023-05-05 09:16:00“, 310</text:p>
          </table:table-cell>
          <table:table-cell/>
          <table:table-cell table:formula="of:=CONCATENATE([.$C$1];[.M9]; &quot;));&quot;)" office:value-type="string" office:string-value="stockPrices.add(buildStockPrice(“2023-05-05 09:16:00“, 310));" calcext:value-type="string">
            <text:p>stockPrices.add(buildStockPrice(“2023-05-05 09:16:00“, 310));</text:p>
          </table:table-cell>
          <table:table-cell/>
          <table:table-cell table:formula="of:=CONCATENATE([.$B$1];[.$A$1];[.$B$1]; &quot;, &quot;; [.K9])" office:value-type="string" office:string-value="“UNH“, 416.67" calcext:value-type="string">
            <text:p>“UNH“, 416.67</text:p>
          </table:table-cell>
          <table:table-cell/>
          <table:table-cell table:formula="of:=CONCATENATE(&quot;expectedOutputs.add(buildKeyValue(&quot;;[.Q9]; &quot;));&quot;)" office:value-type="string" office:string-value="expectedOutputs.add(buildKeyValue(“UNH“, 416.67));" calcext:value-type="string">
            <text:p>expectedOutputs.add(buildKeyValue(“UNH“, 416.67));</text:p>
          </table:table-cell>
        </table:table-row>
        <table:table-row table:style-name="ro1">
          <table:table-cell office:value-type="string" calcext:value-type="string">
            <text:p>2023-05-05 09:17:00</text:p>
          </table:table-cell>
          <table:table-cell office:value-type="float" office:value="104.9" calcext:value-type="float">
            <text:p>104.9</text:p>
          </table:table-cell>
          <table:table-cell office:value-type="float" office:value="104.95" calcext:value-type="float">
            <text:p>104.95</text:p>
          </table:table-cell>
          <table:table-cell office:value-type="float" office:value="104.89" calcext:value-type="float">
            <text:p>104.89</text:p>
          </table:table-cell>
          <table:table-cell office:value-type="float" office:value="450" calcext:value-type="float">
            <text:p>450</text:p>
          </table:table-cell>
          <table:table-cell office:value-type="float" office:value="6009" calcext:value-type="float">
            <text:p>6009</text:p>
          </table:table-cell>
          <table:table-cell/>
          <table:table-cell table:formula="of:=SUM([.E5:.E10])" office:value-type="float" office:value="2450" calcext:value-type="float">
            <text:p>2450</text:p>
          </table:table-cell>
          <table:table-cell table:formula="of:=COUNTA([.F5:.F10])" office:value-type="float" office:value="6" calcext:value-type="float">
            <text:p>6</text:p>
          </table:table-cell>
          <table:table-cell table:formula="of:=[.H10]/[.I10]" office:value-type="float" office:value="408.333333333333" calcext:value-type="float">
            <text:p>408.333333333333</text:p>
          </table:table-cell>
          <table:table-cell table:formula="of:=ROUND([.J10]; 2)" office:value-type="float" office:value="408.33" calcext:value-type="float">
            <text:p>408.33</text:p>
          </table:table-cell>
          <table:table-cell/>
          <table:table-cell table:formula="of:=CONCATENATE( [.$B$1]; [.A10]; [.$B$1]; &quot;, &quot;; [.E10])" office:value-type="string" office:string-value="“2023-05-05 09:17:00“, 450" calcext:value-type="string">
            <text:p>“2023-05-05 09:17:00“, 450</text:p>
          </table:table-cell>
          <table:table-cell/>
          <table:table-cell table:formula="of:=CONCATENATE([.$C$1];[.M10]; &quot;));&quot;)" office:value-type="string" office:string-value="stockPrices.add(buildStockPrice(“2023-05-05 09:17:00“, 450));" calcext:value-type="string">
            <text:p>stockPrices.add(buildStockPrice(“2023-05-05 09:17:00“, 450));</text:p>
          </table:table-cell>
          <table:table-cell/>
          <table:table-cell table:formula="of:=CONCATENATE([.$B$1];[.$A$1];[.$B$1]; &quot;, &quot;; [.K10])" office:value-type="string" office:string-value="“UNH“, 408.33" calcext:value-type="string">
            <text:p>“UNH“, 408.33</text:p>
          </table:table-cell>
          <table:table-cell/>
          <table:table-cell table:formula="of:=CONCATENATE(&quot;expectedOutputs.add(buildKeyValue(&quot;;[.Q10]; &quot;));&quot;)" office:value-type="string" office:string-value="expectedOutputs.add(buildKeyValue(“UNH“, 408.33));" calcext:value-type="string">
            <text:p>expectedOutputs.add(buildKeyValue(“UNH“, 408.33));</text:p>
          </table:table-cell>
        </table:table-row>
        <table:table-row table:style-name="ro1">
          <table:table-cell office:value-type="string" calcext:value-type="string">
            <text:p>2023-05-05 09:20:00</text:p>
          </table:table-cell>
          <table:table-cell table:number-columns-repeated="2" office:value-type="float" office:value="104.95" calcext:value-type="float">
            <text:p>104.95</text:p>
          </table:table-cell>
          <table:table-cell office:value-type="float" office:value="104.9" calcext:value-type="float">
            <text:p>104.9</text:p>
          </table:table-cell>
          <table:table-cell office:value-type="float" office:value="500" calcext:value-type="float">
            <text:p>500</text:p>
          </table:table-cell>
          <table:table-cell office:value-type="float" office:value="4126" calcext:value-type="float">
            <text:p>4126</text:p>
          </table:table-cell>
          <table:table-cell/>
          <table:table-cell table:formula="of:=SUM([.E6:.E11])" office:value-type="float" office:value="2410" calcext:value-type="float">
            <text:p>2410</text:p>
          </table:table-cell>
          <table:table-cell table:formula="of:=COUNTA([.F6:.F11])" office:value-type="float" office:value="6" calcext:value-type="float">
            <text:p>6</text:p>
          </table:table-cell>
          <table:table-cell table:formula="of:=[.H11]/[.I11]" office:value-type="float" office:value="401.666666666667" calcext:value-type="float">
            <text:p>401.666666666667</text:p>
          </table:table-cell>
          <table:table-cell table:formula="of:=ROUND([.J11]; 2)" office:value-type="float" office:value="401.67" calcext:value-type="float">
            <text:p>401.67</text:p>
          </table:table-cell>
          <table:table-cell/>
          <table:table-cell table:formula="of:=CONCATENATE( [.$B$1]; [.A11]; [.$B$1]; &quot;, &quot;; [.E11])" office:value-type="string" office:string-value="“2023-05-05 09:20:00“, 500" calcext:value-type="string">
            <text:p>“2023-05-05 09:20:00“, 500</text:p>
          </table:table-cell>
          <table:table-cell/>
          <table:table-cell table:formula="of:=CONCATENATE([.$C$1];[.M11]; &quot;));&quot;)" office:value-type="string" office:string-value="stockPrices.add(buildStockPrice(“2023-05-05 09:20:00“, 500));" calcext:value-type="string">
            <text:p>stockPrices.add(buildStockPrice(“2023-05-05 09:20:00“, 500));</text:p>
          </table:table-cell>
          <table:table-cell/>
          <table:table-cell table:formula="of:=CONCATENATE([.$B$1];[.$A$1];[.$B$1]; &quot;, &quot;; [.K11])" office:value-type="string" office:string-value="“UNH“, 401.67" calcext:value-type="string">
            <text:p>“UNH“, 401.67</text:p>
          </table:table-cell>
          <table:table-cell/>
          <table:table-cell table:formula="of:=CONCATENATE(&quot;expectedOutputs.add(buildKeyValue(&quot;;[.Q11]; &quot;));&quot;)" office:value-type="string" office:string-value="expectedOutputs.add(buildKeyValue(“UNH“, 401.67));" calcext:value-type="string">
            <text:p>expectedOutputs.add(buildKeyValue(“UNH“, 401.67));</text:p>
          </table:table-cell>
        </table:table-row>
        <table:table-row table:style-name="ro1">
          <table:table-cell office:value-type="string" calcext:value-type="string">
            <text:p>2023-05-05 09:21:00</text:p>
          </table:table-cell>
          <table:table-cell office:value-type="float" office:value="104.88" calcext:value-type="float">
            <text:p>104.88</text:p>
          </table:table-cell>
          <table:table-cell office:value-type="float" office:value="104.89" calcext:value-type="float">
            <text:p>104.89</text:p>
          </table:table-cell>
          <table:table-cell office:value-type="float" office:value="104.87" calcext:value-type="float">
            <text:p>104.87</text:p>
          </table:table-cell>
          <table:table-cell office:value-type="float" office:value="710" calcext:value-type="float">
            <text:p>710</text:p>
          </table:table-cell>
          <table:table-cell office:value-type="float" office:value="1193" calcext:value-type="float">
            <text:p>1193</text:p>
          </table:table-cell>
          <table:table-cell/>
          <table:table-cell table:formula="of:=SUM([.E6:.E12])" office:value-type="float" office:value="3120" calcext:value-type="float">
            <text:p>3120</text:p>
          </table:table-cell>
          <table:table-cell table:formula="of:=COUNTA([.F6:.F12])" office:value-type="float" office:value="7" calcext:value-type="float">
            <text:p>7</text:p>
          </table:table-cell>
          <table:table-cell table:formula="of:=[.H12]/[.I12]" office:value-type="float" office:value="445.714285714286" calcext:value-type="float">
            <text:p>445.714285714286</text:p>
          </table:table-cell>
          <table:table-cell table:formula="of:=ROUND([.J12]; 2)" office:value-type="float" office:value="445.71" calcext:value-type="float">
            <text:p>445.71</text:p>
          </table:table-cell>
          <table:table-cell/>
          <table:table-cell table:formula="of:=CONCATENATE( [.$B$1]; [.A12]; [.$B$1]; &quot;, &quot;; [.E12])" office:value-type="string" office:string-value="“2023-05-05 09:21:00“, 710" calcext:value-type="string">
            <text:p>“2023-05-05 09:21:00“, 710</text:p>
          </table:table-cell>
          <table:table-cell/>
          <table:table-cell table:formula="of:=CONCATENATE([.$C$1];[.M12]; &quot;));&quot;)" office:value-type="string" office:string-value="stockPrices.add(buildStockPrice(“2023-05-05 09:21:00“, 710));" calcext:value-type="string">
            <text:p>stockPrices.add(buildStockPrice(“2023-05-05 09:21:00“, 710));</text:p>
          </table:table-cell>
          <table:table-cell/>
          <table:table-cell table:formula="of:=CONCATENATE([.$B$1];[.$A$1];[.$B$1]; &quot;, &quot;; [.K12])" office:value-type="string" office:string-value="“UNH“, 445.71" calcext:value-type="string">
            <text:p>“UNH“, 445.71</text:p>
          </table:table-cell>
          <table:table-cell/>
          <table:table-cell table:formula="of:=CONCATENATE(&quot;expectedOutputs.add(buildKeyValue(&quot;;[.Q12]; &quot;));&quot;)" office:value-type="string" office:string-value="expectedOutputs.add(buildKeyValue(“UNH“, 445.71));" calcext:value-type="string">
            <text:p>expectedOutputs.add(buildKeyValue(“UNH“, 445.71));</text:p>
          </table:table-cell>
        </table:table-row>
        <table:table-row table:style-name="ro1">
          <table:table-cell office:value-type="string" calcext:value-type="string">
            <text:p>2023-05-05 09:25:00</text:p>
          </table:table-cell>
          <table:table-cell office:value-type="float" office:value="104.82" calcext:value-type="float">
            <text:p>104.82</text:p>
          </table:table-cell>
          <table:table-cell office:value-type="float" office:value="104.93" calcext:value-type="float">
            <text:p>104.93</text:p>
          </table:table-cell>
          <table:table-cell office:value-type="float" office:value="104.81" calcext:value-type="float">
            <text:p>104.81</text:p>
          </table:table-cell>
          <table:table-cell office:value-type="float" office:value="590" calcext:value-type="float">
            <text:p>590</text:p>
          </table:table-cell>
          <table:table-cell office:value-type="float" office:value="12780" calcext:value-type="float">
            <text:p>12780</text:p>
          </table:table-cell>
          <table:table-cell/>
          <table:table-cell table:formula="of:=SUM([.E6:.E13])" office:value-type="float" office:value="3710" calcext:value-type="float">
            <text:p>3710</text:p>
          </table:table-cell>
          <table:table-cell table:formula="of:=COUNTA([.F6:.F13])" office:value-type="float" office:value="8" calcext:value-type="float">
            <text:p>8</text:p>
          </table:table-cell>
          <table:table-cell table:formula="of:=[.H13]/[.I13]" office:value-type="float" office:value="463.75" calcext:value-type="float">
            <text:p>463.75</text:p>
          </table:table-cell>
          <table:table-cell table:formula="of:=ROUND([.J13]; 2)" office:value-type="float" office:value="463.75" calcext:value-type="float">
            <text:p>463.75</text:p>
          </table:table-cell>
          <table:table-cell/>
          <table:table-cell table:formula="of:=CONCATENATE( [.$B$1]; [.A13]; [.$B$1]; &quot;, &quot;; [.E13])" office:value-type="string" office:string-value="“2023-05-05 09:25:00“, 590" calcext:value-type="string">
            <text:p>“2023-05-05 09:25:00“, 590</text:p>
          </table:table-cell>
          <table:table-cell/>
          <table:table-cell table:formula="of:=CONCATENATE([.$C$1];[.M13]; &quot;));&quot;)" office:value-type="string" office:string-value="stockPrices.add(buildStockPrice(“2023-05-05 09:25:00“, 590));" calcext:value-type="string">
            <text:p>stockPrices.add(buildStockPrice(“2023-05-05 09:25:00“, 590));</text:p>
          </table:table-cell>
          <table:table-cell/>
          <table:table-cell table:formula="of:=CONCATENATE([.$B$1];[.$A$1];[.$B$1]; &quot;, &quot;; [.K13])" office:value-type="string" office:string-value="“UNH“, 463.75" calcext:value-type="string">
            <text:p>“UNH“, 463.75</text:p>
          </table:table-cell>
          <table:table-cell/>
          <table:table-cell table:formula="of:=CONCATENATE(&quot;expectedOutputs.add(buildKeyValue(&quot;;[.Q13]; &quot;));&quot;)" office:value-type="string" office:string-value="expectedOutputs.add(buildKeyValue(“UNH“, 463.75));" calcext:value-type="string">
            <text:p>expectedOutputs.add(buildKeyValue(“UNH“, 463.75));</text:p>
          </table:table-cell>
        </table:table-row>
        <table:table-row table:style-name="ro1">
          <table:table-cell office:value-type="string" calcext:value-type="string">
            <text:p>2023-05-05 09:26:00</text:p>
          </table:table-cell>
          <table:table-cell office:value-type="float" office:value="104.89" calcext:value-type="float">
            <text:p>104.89</text:p>
          </table:table-cell>
          <table:table-cell office:value-type="float" office:value="104.92" calcext:value-type="float">
            <text:p>104.92</text:p>
          </table:table-cell>
          <table:table-cell office:value-type="float" office:value="104.8" calcext:value-type="float">
            <text:p>104.8</text:p>
          </table:table-cell>
          <table:table-cell office:value-type="float" office:value="435" calcext:value-type="float">
            <text:p>435</text:p>
          </table:table-cell>
          <table:table-cell office:value-type="float" office:value="5612" calcext:value-type="float">
            <text:p>5612</text:p>
          </table:table-cell>
          <table:table-cell/>
          <table:table-cell table:formula="of:=SUM([.E6:.E14])" office:value-type="float" office:value="4145" calcext:value-type="float">
            <text:p>4145</text:p>
          </table:table-cell>
          <table:table-cell table:formula="of:=COUNTA([.F6:.F14])" office:value-type="float" office:value="9" calcext:value-type="float">
            <text:p>9</text:p>
          </table:table-cell>
          <table:table-cell table:formula="of:=[.H14]/[.I14]" office:value-type="float" office:value="460.555555555556" calcext:value-type="float">
            <text:p>460.555555555556</text:p>
          </table:table-cell>
          <table:table-cell table:formula="of:=ROUND([.J14]; 2)" office:value-type="float" office:value="460.56" calcext:value-type="float">
            <text:p>460.56</text:p>
          </table:table-cell>
          <table:table-cell table:formula="of:=26-15" office:value-type="float" office:value="11" calcext:value-type="float">
            <text:p>11</text:p>
          </table:table-cell>
          <table:table-cell table:formula="of:=CONCATENATE( [.$B$1]; [.A14]; [.$B$1]; &quot;, &quot;; [.E14])" office:value-type="string" office:string-value="“2023-05-05 09:26:00“, 435" calcext:value-type="string">
            <text:p>“2023-05-05 09:26:00“, 435</text:p>
          </table:table-cell>
          <table:table-cell/>
          <table:table-cell table:formula="of:=CONCATENATE([.$C$1];[.M14]; &quot;));&quot;)" office:value-type="string" office:string-value="stockPrices.add(buildStockPrice(“2023-05-05 09:26:00“, 435));" calcext:value-type="string">
            <text:p>stockPrices.add(buildStockPrice(“2023-05-05 09:26:00“, 435));</text:p>
          </table:table-cell>
          <table:table-cell/>
          <table:table-cell table:formula="of:=CONCATENATE([.$B$1];[.$A$1];[.$B$1]; &quot;, &quot;; [.K14])" office:value-type="string" office:string-value="“UNH“, 460.56" calcext:value-type="string">
            <text:p>“UNH“, 460.56</text:p>
          </table:table-cell>
          <table:table-cell/>
          <table:table-cell table:formula="of:=CONCATENATE(&quot;expectedOutputs.add(buildKeyValue(&quot;;[.Q14]; &quot;));&quot;)" office:value-type="string" office:string-value="expectedOutputs.add(buildKeyValue(“UNH“, 460.56));" calcext:value-type="string">
            <text:p>expectedOutputs.add(buildKeyValue(“UNH“, 460.56));</text:p>
          </table:table-cell>
        </table:table-row>
        <table:table-row table:style-name="ro1">
          <table:table-cell office:value-type="string" calcext:value-type="string">
            <text:p>2023-05-05 09:29:00</text:p>
          </table:table-cell>
          <table:table-cell office:value-type="float" office:value="104.5" calcext:value-type="float">
            <text:p>104.5</text:p>
          </table:table-cell>
          <table:table-cell office:value-type="float" office:value="104.52" calcext:value-type="float">
            <text:p>104.52</text:p>
          </table:table-cell>
          <table:table-cell office:value-type="float" office:value="104.21" calcext:value-type="float">
            <text:p>104.21</text:p>
          </table:table-cell>
          <table:table-cell office:value-type="float" office:value="510" calcext:value-type="float">
            <text:p>510</text:p>
          </table:table-cell>
          <table:table-cell office:value-type="float" office:value="38596" calcext:value-type="float">
            <text:p>38596</text:p>
          </table:table-cell>
          <table:table-cell table:style-name="ce4"/>
          <table:table-cell table:formula="of:=SUM([.E7:.E15])" office:value-type="float" office:value="4225" calcext:value-type="float">
            <text:p>4225</text:p>
          </table:table-cell>
          <table:table-cell table:formula="of:=COUNTA([.F7:.F15])" office:value-type="float" office:value="9" calcext:value-type="float">
            <text:p>9</text:p>
          </table:table-cell>
          <table:table-cell table:formula="of:=[.H15]/[.I15]" office:value-type="float" office:value="469.444444444444" calcext:value-type="float">
            <text:p>469.444444444444</text:p>
          </table:table-cell>
          <table:table-cell table:formula="of:=ROUND([.J15]; 2)" office:value-type="float" office:value="469.44" calcext:value-type="float">
            <text:p>469.44</text:p>
          </table:table-cell>
          <table:table-cell table:formula="of:=29-15" office:value-type="float" office:value="14" calcext:value-type="float">
            <text:p>14</text:p>
          </table:table-cell>
          <table:table-cell table:formula="of:=CONCATENATE( [.$B$1]; [.A15]; [.$B$1]; &quot;, &quot;; [.E15])" office:value-type="string" office:string-value="“2023-05-05 09:29:00“, 510" calcext:value-type="string">
            <text:p>“2023-05-05 09:29:00“, 510</text:p>
          </table:table-cell>
          <table:table-cell/>
          <table:table-cell table:formula="of:=CONCATENATE([.$C$1];[.M15]; &quot;));&quot;)" office:value-type="string" office:string-value="stockPrices.add(buildStockPrice(“2023-05-05 09:29:00“, 510));" calcext:value-type="string">
            <text:p>stockPrices.add(buildStockPrice(“2023-05-05 09:29:00“, 510));</text:p>
          </table:table-cell>
          <table:table-cell/>
          <table:table-cell table:formula="of:=CONCATENATE([.$B$1];[.$A$1];[.$B$1]; &quot;, &quot;; [.K15])" office:value-type="string" office:string-value="“UNH“, 469.44" calcext:value-type="string">
            <text:p>“UNH“, 469.44</text:p>
          </table:table-cell>
          <table:table-cell/>
          <table:table-cell table:formula="of:=CONCATENATE(&quot;expectedOutputs.add(buildKeyValue(&quot;;[.Q15]; &quot;));&quot;)" office:value-type="string" office:string-value="expectedOutputs.add(buildKeyValue(“UNH“, 469.44));" calcext:value-type="string">
            <text:p>expectedOutputs.add(buildKeyValue(“UNH“, 469.44));</text:p>
          </table:table-cell>
        </table:table-row>
        <table:table-row table:style-name="ro1">
          <table:table-cell office:value-type="string" calcext:value-type="string">
            <text:p>2023-05-05 09:30:00</text:p>
          </table:table-cell>
          <table:table-cell office:value-type="float" office:value="104.27" calcext:value-type="float">
            <text:p>104.27</text:p>
          </table:table-cell>
          <table:table-cell office:value-type="float" office:value="104.4" calcext:value-type="float">
            <text:p>104.4</text:p>
          </table:table-cell>
          <table:table-cell office:value-type="float" office:value="103.7" calcext:value-type="float">
            <text:p>103.7</text:p>
          </table:table-cell>
          <table:table-cell office:value-type="float" office:value="550" calcext:value-type="float">
            <text:p>550</text:p>
          </table:table-cell>
          <table:table-cell office:value-type="float" office:value="1401596" calcext:value-type="float">
            <text:p>1401596</text:p>
          </table:table-cell>
          <table:table-cell/>
          <table:table-cell table:formula="of:=SUM([.E8:.E16])" office:value-type="float" office:value="4375" calcext:value-type="float">
            <text:p>4375</text:p>
          </table:table-cell>
          <table:table-cell table:formula="of:=COUNTA([.F8:.F16])" office:value-type="float" office:value="9" calcext:value-type="float">
            <text:p>9</text:p>
          </table:table-cell>
          <table:table-cell table:formula="of:=[.H16]/[.I16]" office:value-type="float" office:value="486.111111111111" calcext:value-type="float">
            <text:p>486.111111111111</text:p>
          </table:table-cell>
          <table:table-cell table:formula="of:=ROUND([.J16]; 2)" office:value-type="float" office:value="486.11" calcext:value-type="float">
            <text:p>486.11</text:p>
          </table:table-cell>
          <table:table-cell/>
          <table:table-cell table:formula="of:=CONCATENATE( [.$B$1]; [.A16]; [.$B$1]; &quot;, &quot;; [.E16])" office:value-type="string" office:string-value="“2023-05-05 09:30:00“, 550" calcext:value-type="string">
            <text:p>“2023-05-05 09:30:00“, 550</text:p>
          </table:table-cell>
          <table:table-cell/>
          <table:table-cell table:formula="of:=CONCATENATE([.$C$1];[.M16]; &quot;));&quot;)" office:value-type="string" office:string-value="stockPrices.add(buildStockPrice(“2023-05-05 09:30:00“, 550));" calcext:value-type="string">
            <text:p>stockPrices.add(buildStockPrice(“2023-05-05 09:30:00“, 550));</text:p>
          </table:table-cell>
          <table:table-cell/>
          <table:table-cell table:formula="of:=CONCATENATE([.$B$1];[.$A$1];[.$B$1]; &quot;, &quot;; [.K16])" office:value-type="string" office:string-value="“UNH“, 486.11" calcext:value-type="string">
            <text:p>“UNH“, 486.11</text:p>
          </table:table-cell>
          <table:table-cell/>
          <table:table-cell table:formula="of:=CONCATENATE(&quot;expectedOutputs.add(buildKeyValue(&quot;;[.Q16]; &quot;));&quot;)" office:value-type="string" office:string-value="expectedOutputs.add(buildKeyValue(“UNH“, 486.11));" calcext:value-type="string">
            <text:p>expectedOutputs.add(buildKeyValue(“UNH“, 486.11));</text:p>
          </table:table-cell>
        </table:table-row>
        <table:table-row table:style-name="ro1">
          <table:table-cell office:value-type="string" calcext:value-type="string">
            <text:p>2023-05-05 09:31:00</text:p>
          </table:table-cell>
          <table:table-cell office:value-type="float" office:value="104.065" calcext:value-type="float">
            <text:p>104.065</text:p>
          </table:table-cell>
          <table:table-cell office:value-type="float" office:value="104.69" calcext:value-type="float">
            <text:p>104.6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57" calcext:value-type="float">
            <text:p>104.57</text:p>
          </table:table-cell>
          <table:table-cell office:value-type="float" office:value="370542" calcext:value-type="float">
            <text:p>370542</text:p>
          </table:table-cell>
          <table:table-cell table:number-columns-repeated="6"/>
          <table:table-cell table:formula="of:=CONCATENATE( [.$B$1]; [.A17]; [.$B$1]; &quot;, &quot;; [.E17])" office:value-type="string" office:string-value="“2023-05-05 09:31:00“, 104.57" calcext:value-type="string">
            <text:p>“2023-05-05 09:31:00“, 104.57</text:p>
          </table:table-cell>
          <table:table-cell/>
          <table:table-cell table:formula="of:=CONCATENATE([.$C$1];[.M17]; &quot;));&quot;)" office:value-type="string" office:string-value="stockPrices.add(buildStockPrice(“2023-05-05 09:31:00“, 104.57));" calcext:value-type="string">
            <text:p>stockPrices.add(buildStockPrice(“2023-05-05 09:31:00“, 104.57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2:00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4.86" calcext:value-type="float">
            <text:p>104.86</text:p>
          </table:table-cell>
          <table:table-cell office:value-type="float" office:value="104.52" calcext:value-type="float">
            <text:p>104.52</text:p>
          </table:table-cell>
          <table:table-cell office:value-type="float" office:value="104.575" calcext:value-type="float">
            <text:p>104.575</text:p>
          </table:table-cell>
          <table:table-cell office:value-type="float" office:value="374934" calcext:value-type="float">
            <text:p>374934</text:p>
          </table:table-cell>
          <table:table-cell table:number-columns-repeated="6"/>
          <table:table-cell table:formula="of:=CONCATENATE( [.$B$1]; [.A18]; [.$B$1]; &quot;, &quot;; [.E18])" office:value-type="string" office:string-value="“2023-05-05 09:32:00“, 104.575" calcext:value-type="string">
            <text:p>“2023-05-05 09:32:00“, 104.575</text:p>
          </table:table-cell>
          <table:table-cell/>
          <table:table-cell table:formula="of:=CONCATENATE([.$C$1];[.M18]; &quot;));&quot;)" office:value-type="string" office:string-value="stockPrices.add(buildStockPrice(“2023-05-05 09:32:00“, 104.575));" calcext:value-type="string">
            <text:p>stockPrices.add(buildStockPrice(“2023-05-05 09:32:00“, 104.57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3:00</text:p>
          </table:table-cell>
          <table:table-cell office:value-type="float" office:value="104.5501" calcext:value-type="float">
            <text:p>104.5501</text:p>
          </table:table-cell>
          <table:table-cell office:value-type="float" office:value="104.6032" calcext:value-type="float">
            <text:p>104.6032</text:p>
          </table:table-cell>
          <table:table-cell office:value-type="float" office:value="104.1" calcext:value-type="float">
            <text:p>104.1</text:p>
          </table:table-cell>
          <table:table-cell office:value-type="float" office:value="104.1864" calcext:value-type="float">
            <text:p>104.1864</text:p>
          </table:table-cell>
          <table:table-cell office:value-type="float" office:value="286620" calcext:value-type="float">
            <text:p>286620</text:p>
          </table:table-cell>
          <table:table-cell table:number-columns-repeated="6"/>
          <table:table-cell table:formula="of:=CONCATENATE( [.$B$1]; [.A19]; [.$B$1]; &quot;, &quot;; [.E19])" office:value-type="string" office:string-value="“2023-05-05 09:33:00“, 104.1864" calcext:value-type="string">
            <text:p>“2023-05-05 09:33:00“, 104.1864</text:p>
          </table:table-cell>
          <table:table-cell/>
          <table:table-cell table:formula="of:=CONCATENATE([.$C$1];[.M19]; &quot;));&quot;)" office:value-type="string" office:string-value="stockPrices.add(buildStockPrice(“2023-05-05 09:33:00“, 104.1864));" calcext:value-type="string">
            <text:p>stockPrices.add(buildStockPrice(“2023-05-05 09:33:00“, 104.1864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4:00</text:p>
          </table:table-cell>
          <table:table-cell office:value-type="float" office:value="104.17" calcext:value-type="float">
            <text:p>104.17</text:p>
          </table:table-cell>
          <table:table-cell office:value-type="float" office:value="104.3399" calcext:value-type="float">
            <text:p>104.3399</text:p>
          </table:table-cell>
          <table:table-cell office:value-type="float" office:value="103.94" calcext:value-type="float">
            <text:p>103.94</text:p>
          </table:table-cell>
          <table:table-cell office:value-type="float" office:value="104.2914" calcext:value-type="float">
            <text:p>104.2914</text:p>
          </table:table-cell>
          <table:table-cell office:value-type="float" office:value="306140" calcext:value-type="float">
            <text:p>306140</text:p>
          </table:table-cell>
          <table:table-cell table:number-columns-repeated="6"/>
          <table:table-cell table:formula="of:=CONCATENATE( [.$B$1]; [.A20]; [.$B$1]; &quot;, &quot;; [.E20])" office:value-type="string" office:string-value="“2023-05-05 09:34:00“, 104.2914" calcext:value-type="string">
            <text:p>“2023-05-05 09:34:00“, 104.2914</text:p>
          </table:table-cell>
          <table:table-cell/>
          <table:table-cell table:formula="of:=CONCATENATE([.$C$1];[.M20]; &quot;));&quot;)" office:value-type="string" office:string-value="stockPrices.add(buildStockPrice(“2023-05-05 09:34:00“, 104.2914));" calcext:value-type="string">
            <text:p>stockPrices.add(buildStockPrice(“2023-05-05 09:34:00“, 104.2914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5:00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54" calcext:value-type="float">
            <text:p>104.54</text:p>
          </table:table-cell>
          <table:table-cell table:number-columns-repeated="2" office:value-type="float" office:value="104.22" calcext:value-type="float">
            <text:p>104.22</text:p>
          </table:table-cell>
          <table:table-cell office:value-type="float" office:value="205599" calcext:value-type="float">
            <text:p>205599</text:p>
          </table:table-cell>
          <table:table-cell table:number-columns-repeated="6"/>
          <table:table-cell table:formula="of:=CONCATENATE( [.$B$1]; [.A21]; [.$B$1]; &quot;, &quot;; [.E21])" office:value-type="string" office:string-value="“2023-05-05 09:35:00“, 104.22" calcext:value-type="string">
            <text:p>“2023-05-05 09:35:00“, 104.22</text:p>
          </table:table-cell>
          <table:table-cell/>
          <table:table-cell table:formula="of:=CONCATENATE([.$C$1];[.M21]; &quot;));&quot;)" office:value-type="string" office:string-value="stockPrices.add(buildStockPrice(“2023-05-05 09:35:00“, 104.22));" calcext:value-type="string">
            <text:p>stockPrices.add(buildStockPrice(“2023-05-05 09:35:00“, 104.22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6:00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4.3425" calcext:value-type="float">
            <text:p>104.3425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17" calcext:value-type="float">
            <text:p>104.17</text:p>
          </table:table-cell>
          <table:table-cell office:value-type="float" office:value="181567" calcext:value-type="float">
            <text:p>181567</text:p>
          </table:table-cell>
          <table:table-cell table:number-columns-repeated="6"/>
          <table:table-cell table:formula="of:=CONCATENATE( [.$B$1]; [.A22]; [.$B$1]; &quot;, &quot;; [.E22])" office:value-type="string" office:string-value="“2023-05-05 09:36:00“, 104.17" calcext:value-type="string">
            <text:p>“2023-05-05 09:36:00“, 104.17</text:p>
          </table:table-cell>
          <table:table-cell/>
          <table:table-cell table:formula="of:=CONCATENATE([.$C$1];[.M22]; &quot;));&quot;)" office:value-type="string" office:string-value="stockPrices.add(buildStockPrice(“2023-05-05 09:36:00“, 104.17));" calcext:value-type="string">
            <text:p>stockPrices.add(buildStockPrice(“2023-05-05 09:36:00“, 104.17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7:00</text:p>
          </table:table-cell>
          <table:table-cell office:value-type="float" office:value="104.16" calcext:value-type="float">
            <text:p>104.16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05" calcext:value-type="float">
            <text:p>104.05</text:p>
          </table:table-cell>
          <table:table-cell office:value-type="float" office:value="218172" calcext:value-type="float">
            <text:p>218172</text:p>
          </table:table-cell>
          <table:table-cell table:number-columns-repeated="6"/>
          <table:table-cell table:formula="of:=CONCATENATE( [.$B$1]; [.A23]; [.$B$1]; &quot;, &quot;; [.E23])" office:value-type="string" office:string-value="“2023-05-05 09:37:00“, 104.05" calcext:value-type="string">
            <text:p>“2023-05-05 09:37:00“, 104.05</text:p>
          </table:table-cell>
          <table:table-cell/>
          <table:table-cell table:formula="of:=CONCATENATE([.$C$1];[.M23]; &quot;));&quot;)" office:value-type="string" office:string-value="stockPrices.add(buildStockPrice(“2023-05-05 09:37:00“, 104.05));" calcext:value-type="string">
            <text:p>stockPrices.add(buildStockPrice(“2023-05-05 09:37:00“, 104.0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8:00</text:p>
          </table:table-cell>
          <table:table-cell office:value-type="float" office:value="104.0513" calcext:value-type="float">
            <text:p>104.0513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3.97" calcext:value-type="float">
            <text:p>103.97</text:p>
          </table:table-cell>
          <table:table-cell office:value-type="float" office:value="104.14" calcext:value-type="float">
            <text:p>104.14</text:p>
          </table:table-cell>
          <table:table-cell office:value-type="float" office:value="228560" calcext:value-type="float">
            <text:p>228560</text:p>
          </table:table-cell>
          <table:table-cell table:number-columns-repeated="6"/>
          <table:table-cell table:formula="of:=CONCATENATE( [.$B$1]; [.A24]; [.$B$1]; &quot;, &quot;; [.E24])" office:value-type="string" office:string-value="“2023-05-05 09:38:00“, 104.14" calcext:value-type="string">
            <text:p>“2023-05-05 09:38:00“, 104.14</text:p>
          </table:table-cell>
          <table:table-cell/>
          <table:table-cell table:formula="of:=CONCATENATE([.$C$1];[.M24]; &quot;));&quot;)" office:value-type="string" office:string-value="stockPrices.add(buildStockPrice(“2023-05-05 09:38:00“, 104.14));" calcext:value-type="string">
            <text:p>stockPrices.add(buildStockPrice(“2023-05-05 09:38:00“, 104.14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9:00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4.059" calcext:value-type="float">
            <text:p>104.059</text:p>
          </table:table-cell>
          <table:table-cell office:value-type="float" office:value="104.1771" calcext:value-type="float">
            <text:p>104.1771</text:p>
          </table:table-cell>
          <table:table-cell office:value-type="float" office:value="200427" calcext:value-type="float">
            <text:p>200427</text:p>
          </table:table-cell>
          <table:table-cell table:number-columns-repeated="6"/>
          <table:table-cell table:formula="of:=CONCATENATE( [.$B$1]; [.A25]; [.$B$1]; &quot;, &quot;; [.E25])" office:value-type="string" office:string-value="“2023-05-05 09:39:00“, 104.1771" calcext:value-type="string">
            <text:p>“2023-05-05 09:39:00“, 104.1771</text:p>
          </table:table-cell>
          <table:table-cell/>
          <table:table-cell table:formula="of:=CONCATENATE([.$C$1];[.M25]; &quot;));&quot;)" office:value-type="string" office:string-value="stockPrices.add(buildStockPrice(“2023-05-05 09:39:00“, 104.1771));" calcext:value-type="string">
            <text:p>stockPrices.add(buildStockPrice(“2023-05-05 09:39:00“, 104.1771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40:00</text:p>
          </table:table-cell>
          <table:table-cell office:value-type="float" office:value="104.175" calcext:value-type="float">
            <text:p>104.175</text:p>
          </table:table-cell>
          <table:table-cell office:value-type="float" office:value="104.2489" calcext:value-type="float">
            <text:p>104.2489</text:p>
          </table:table-cell>
          <table:table-cell table:number-columns-repeated="2" office:value-type="float" office:value="104.03" calcext:value-type="float">
            <text:p>104.03</text:p>
          </table:table-cell>
          <table:table-cell office:value-type="float" office:value="203222" calcext:value-type="float">
            <text:p>203222</text:p>
          </table:table-cell>
          <table:table-cell table:number-columns-repeated="6"/>
          <table:table-cell table:formula="of:=CONCATENATE( [.$B$1]; [.A26]; [.$B$1]; &quot;, &quot;; [.E26])" office:value-type="string" office:string-value="“2023-05-05 09:40:00“, 104.03" calcext:value-type="string">
            <text:p>“2023-05-05 09:40:00“, 104.03</text:p>
          </table:table-cell>
          <table:table-cell/>
          <table:table-cell table:formula="of:=CONCATENATE([.$C$1];[.M26]; &quot;));&quot;)" office:value-type="string" office:string-value="stockPrices.add(buildStockPrice(“2023-05-05 09:40:00“, 104.03));" calcext:value-type="string">
            <text:p>stockPrices.add(buildStockPrice(“2023-05-05 09:40:00“, 104.03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41:00</text:p>
          </table:table-cell>
          <table:table-cell office:value-type="float" office:value="104.0329" calcext:value-type="float">
            <text:p>104.0329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4" calcext:value-type="float">
            <text:p>104</text:p>
          </table:table-cell>
          <table:table-cell office:value-type="float" office:value="104.0335" calcext:value-type="float">
            <text:p>104.0335</text:p>
          </table:table-cell>
          <table:table-cell office:value-type="float" office:value="227289" calcext:value-type="float">
            <text:p>227289</text:p>
          </table:table-cell>
          <table:table-cell table:number-columns-repeated="6"/>
          <table:table-cell table:formula="of:=CONCATENATE( [.$B$1]; [.A27]; [.$B$1]; &quot;, &quot;; [.E27])" office:value-type="string" office:string-value="“2023-05-05 09:41:00“, 104.0335" calcext:value-type="string">
            <text:p>“2023-05-05 09:41:00“, 104.0335</text:p>
          </table:table-cell>
          <table:table-cell/>
          <table:table-cell table:formula="of:=CONCATENATE([.$C$1];[.M27]; &quot;));&quot;)" office:value-type="string" office:string-value="stockPrices.add(buildStockPrice(“2023-05-05 09:41:00“, 104.0335));" calcext:value-type="string">
            <text:p>stockPrices.add(buildStockPrice(“2023-05-05 09:41:00“, 104.033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42:00</text:p>
          </table:table-cell>
          <table:table-cell office:value-type="float" office:value="104.0275" calcext:value-type="float">
            <text:p>104.0275</text:p>
          </table:table-cell>
          <table:table-cell office:value-type="float" office:value="104.22" calcext:value-type="float">
            <text:p>104.22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4.1599" calcext:value-type="float">
            <text:p>104.1599</text:p>
          </table:table-cell>
          <table:table-cell office:value-type="float" office:value="195260" calcext:value-type="float">
            <text:p>195260</text:p>
          </table:table-cell>
          <table:table-cell table:number-columns-repeated="6"/>
          <table:table-cell table:formula="of:=CONCATENATE( [.$B$1]; [.A28]; [.$B$1]; &quot;, &quot;; [.E28])" office:value-type="string" office:string-value="“2023-05-05 09:42:00“, 104.1599" calcext:value-type="string">
            <text:p>“2023-05-05 09:42:00“, 104.1599</text:p>
          </table:table-cell>
          <table:table-cell/>
          <table:table-cell table:formula="of:=CONCATENATE([.$C$1];[.M28]; &quot;));&quot;)" office:value-type="string" office:string-value="stockPrices.add(buildStockPrice(“2023-05-05 09:42:00“, 104.1599));" calcext:value-type="string">
            <text:p>stockPrices.add(buildStockPrice(“2023-05-05 09:42:00“, 104.1599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49:00</text:p>
          </table:table-cell>
          <table:table-cell office:value-type="float" office:value="104.19" calcext:value-type="float">
            <text:p>104.19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17" calcext:value-type="float">
            <text:p>104.17</text:p>
          </table:table-cell>
          <table:table-cell office:value-type="float" office:value="104.2125" calcext:value-type="float">
            <text:p>104.2125</text:p>
          </table:table-cell>
          <table:table-cell office:value-type="float" office:value="305345" calcext:value-type="float">
            <text:p>305345</text:p>
          </table:table-cell>
          <table:table-cell table:number-columns-repeated="6"/>
          <table:table-cell table:formula="of:=CONCATENATE( [.$B$1]; [.A29]; [.$B$1]; &quot;, &quot;; [.E29])" office:value-type="string" office:string-value="“2023-05-05 09:49:00“, 104.2125" calcext:value-type="string">
            <text:p>“2023-05-05 09:49:00“, 104.2125</text:p>
          </table:table-cell>
          <table:table-cell/>
          <table:table-cell table:formula="of:=CONCATENATE([.$C$1];[.M29]; &quot;));&quot;)" office:value-type="string" office:string-value="stockPrices.add(buildStockPrice(“2023-05-05 09:49:00“, 104.2125));" calcext:value-type="string">
            <text:p>stockPrices.add(buildStockPrice(“2023-05-05 09:49:00“, 104.212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50:00</text:p>
          </table:table-cell>
          <table:table-cell table:number-columns-repeated="2" office:value-type="float" office:value="104.22" calcext:value-type="float">
            <text:p>104.22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4.1313" calcext:value-type="float">
            <text:p>104.1313</text:p>
          </table:table-cell>
          <table:table-cell office:value-type="float" office:value="156987" calcext:value-type="float">
            <text:p>156987</text:p>
          </table:table-cell>
          <table:table-cell table:number-columns-repeated="6"/>
          <table:table-cell table:formula="of:=CONCATENATE( [.$B$1]; [.A30]; [.$B$1]; &quot;, &quot;; [.E30])" office:value-type="string" office:string-value="“2023-05-05 09:50:00“, 104.1313" calcext:value-type="string">
            <text:p>“2023-05-05 09:50:00“, 104.1313</text:p>
          </table:table-cell>
          <table:table-cell/>
          <table:table-cell table:formula="of:=CONCATENATE([.$C$1];[.M30]; &quot;));&quot;)" office:value-type="string" office:string-value="stockPrices.add(buildStockPrice(“2023-05-05 09:50:00“, 104.1313));" calcext:value-type="string">
            <text:p>stockPrices.add(buildStockPrice(“2023-05-05 09:50:00“, 104.1313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51:00</text:p>
          </table:table-cell>
          <table:table-cell table:number-columns-repeated="2" office:value-type="float" office:value="104.13" calcext:value-type="float">
            <text:p>104.1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06" calcext:value-type="float">
            <text:p>104.06</text:p>
          </table:table-cell>
          <table:table-cell office:value-type="float" office:value="178320" calcext:value-type="float">
            <text:p>178320</text:p>
          </table:table-cell>
          <table:table-cell table:number-columns-repeated="6"/>
          <table:table-cell table:formula="of:=CONCATENATE( [.$B$1]; [.A31]; [.$B$1]; &quot;, &quot;; [.E31])" office:value-type="string" office:string-value="“2023-05-05 09:51:00“, 104.06" calcext:value-type="string">
            <text:p>“2023-05-05 09:51:00“, 104.06</text:p>
          </table:table-cell>
          <table:table-cell/>
          <table:table-cell table:formula="of:=CONCATENATE([.$C$1];[.M31]; &quot;));&quot;)" office:value-type="string" office:string-value="stockPrices.add(buildStockPrice(“2023-05-05 09:51:00“, 104.06));" calcext:value-type="string">
            <text:p>stockPrices.add(buildStockPrice(“2023-05-05 09:51:00“, 104.06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52:00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4.005" calcext:value-type="float">
            <text:p>104.005</text:p>
          </table:table-cell>
          <table:table-cell office:value-type="float" office:value="152387" calcext:value-type="float">
            <text:p>152387</text:p>
          </table:table-cell>
          <table:table-cell table:number-columns-repeated="6"/>
          <table:table-cell table:formula="of:=CONCATENATE( [.$B$1]; [.A32]; [.$B$1]; &quot;, &quot;; [.E32])" office:value-type="string" office:string-value="“2023-05-05 09:52:00“, 104.005" calcext:value-type="string">
            <text:p>“2023-05-05 09:52:00“, 104.005</text:p>
          </table:table-cell>
          <table:table-cell/>
          <table:table-cell table:formula="of:=CONCATENATE([.$C$1];[.M32]; &quot;));&quot;)" office:value-type="string" office:string-value="stockPrices.add(buildStockPrice(“2023-05-05 09:52:00“, 104.005));" calcext:value-type="string">
            <text:p>stockPrices.add(buildStockPrice(“2023-05-05 09:52:00“, 104.00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53:00</text:p>
          </table:table-cell>
          <table:table-cell office:value-type="float" office:value="104.01" calcext:value-type="float">
            <text:p>104.01</text:p>
          </table:table-cell>
          <table:table-cell office:value-type="float" office:value="104.14" calcext:value-type="float">
            <text:p>104.14</text:p>
          </table:table-cell>
          <table:table-cell table:number-columns-repeated="2" office:value-type="float" office:value="103.945" calcext:value-type="float">
            <text:p>103.945</text:p>
          </table:table-cell>
          <table:table-cell office:value-type="float" office:value="153449" calcext:value-type="float">
            <text:p>153449</text:p>
          </table:table-cell>
          <table:table-cell table:number-columns-repeated="6"/>
          <table:table-cell table:formula="of:=CONCATENATE( [.$B$1]; [.A33]; [.$B$1]; &quot;, &quot;; [.E33])" office:value-type="string" office:string-value="“2023-05-05 09:53:00“, 103.945" calcext:value-type="string">
            <text:p>“2023-05-05 09:53:00“, 103.945</text:p>
          </table:table-cell>
          <table:table-cell/>
          <table:table-cell table:formula="of:=CONCATENATE([.$C$1];[.M33]; &quot;));&quot;)" office:value-type="string" office:string-value="stockPrices.add(buildStockPrice(“2023-05-05 09:53:00“, 103.945));" calcext:value-type="string">
            <text:p>stockPrices.add(buildStockPrice(“2023-05-05 09:53:00“, 103.94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10:00:00</text:p>
          </table:table-cell>
          <table:table-cell office:value-type="float" office:value="103.89" calcext:value-type="float">
            <text:p>103.89</text:p>
          </table:table-cell>
          <table:table-cell office:value-type="float" office:value="104.03" calcext:value-type="float">
            <text:p>104.03</text:p>
          </table:table-cell>
          <table:table-cell office:value-type="float" office:value="103.88" calcext:value-type="float">
            <text:p>103.88</text:p>
          </table:table-cell>
          <table:table-cell office:value-type="float" office:value="103.97" calcext:value-type="float">
            <text:p>103.97</text:p>
          </table:table-cell>
          <table:table-cell office:value-type="float" office:value="220753" calcext:value-type="float">
            <text:p>220753</text:p>
          </table:table-cell>
          <table:table-cell/>
          <table:table-cell table:formula="of:=SUM([.E29:.E34])" office:value-type="float" office:value="624.3238" calcext:value-type="float">
            <text:p>624.3238</text:p>
          </table:table-cell>
          <table:table-cell table:number-columns-repeated="4"/>
          <table:table-cell table:formula="of:=CONCATENATE( [.$B$1]; [.A34]; [.$B$1]; &quot;, &quot;; [.E34])" office:value-type="string" office:string-value="“2023-05-05 10:00:00“, 103.97" calcext:value-type="string">
            <text:p>“2023-05-05 10:00:00“, 103.97</text:p>
          </table:table-cell>
          <table:table-cell/>
          <table:table-cell table:formula="of:=CONCATENATE([.$C$1];[.M34]; &quot;));&quot;)" office:value-type="string" office:string-value="stockPrices.add(buildStockPrice(“2023-05-05 10:00:00“, 103.97));" calcext:value-type="string">
            <text:p>stockPrices.add(buildStockPrice(“2023-05-05 10:00:00“, 103.97));</text:p>
          </table:table-cell>
          <table:table-cell table:number-columns-repeated="4"/>
        </table:table-row>
      </table:table>
      <table:table table:name="AMAZ_sample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1">
          <table:table-cell table:style-name="Default" office:value-type="string" calcext:value-type="string">
            <text:p>AMAZ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stockPrices.add(buildStockPrice(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Sum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oving Average (15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-05-05 09:00:00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4.75" calcext:value-type="float">
            <text:p>104.75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347" calcext:value-type="float">
            <text:p>10347</text:p>
          </table:table-cell>
          <table:table-cell table:number-columns-repeated="3"/>
          <table:table-cell table:formula="of:=[.J4]" office:value-type="float" office:value="102.385" calcext:value-type="float">
            <text:p>102.385</text:p>
          </table:table-cell>
          <table:table-cell table:formula="of:=[.K4]" office:value-type="float" office:value="102.39" calcext:value-type="float">
            <text:p>102.39</text:p>
          </table:table-cell>
          <table:table-cell/>
          <table:table-cell table:formula="of:=CONCATENATE( [.$B$1]; [.A3]; [.$B$1]; &quot;, &quot;; [.E3])" office:value-type="string" office:string-value="“2023-05-05 09:00:00“, 104.77" calcext:value-type="string">
            <text:p>“2023-05-05 09:00:00“, 104.77</text:p>
          </table:table-cell>
          <table:table-cell/>
          <table:table-cell table:formula="of:=CONCATENATE([.$C$1];[.M3]; &quot;));&quot;)" office:value-type="string" office:string-value="stockPrices.add(buildStockPrice(“2023-05-05 09:00:00“, 104.77));" calcext:value-type="string">
            <text:p>stockPrices.add(buildStockPrice(“2023-05-05 09:00:00“, 104.77));</text:p>
          </table:table-cell>
          <table:table-cell/>
          <table:table-cell table:formula="of:=CONCATENATE([.$B$1];[.$A$1];[.$B$1]; &quot;, &quot;; [.K3])" office:value-type="string" office:string-value="“AMAZ“, 102.39" calcext:value-type="string">
            <text:p>“AMAZ“, 102.39</text:p>
          </table:table-cell>
          <table:table-cell/>
          <table:table-cell table:formula="of:=CONCATENATE(&quot;expectedOutputs.add(buildKeyValue(&quot;;[.Q3]; &quot;));&quot;)" office:value-type="string" office:string-value="expectedOutputs.add(buildKeyValue(“AMAZ“, 102.39));" calcext:value-type="string">
            <text:p>expectedOutputs.add(buildKeyValue(“AMAZ“, 102.39));</text:p>
          </table:table-cell>
        </table:table-row>
        <table:table-row table:style-name="ro1">
          <table:table-cell office:value-type="string" calcext:value-type="string">
            <text:p>2023-05-05 09:01:00</text:p>
          </table:table-cell>
          <table:table-cell table:number-columns-repeated="2" office:value-type="float" office:value="104.77" calcext:value-type="float">
            <text:p>104.77</text:p>
          </table:table-cell>
          <table:table-cell office:value-type="float" office:value="104.76" calcext:value-type="float">
            <text:p>104.76</text:p>
          </table:table-cell>
          <table:table-cell office:value-type="float" office:value="100" calcext:value-type="float">
            <text:p>100</text:p>
          </table:table-cell>
          <table:table-cell office:value-type="float" office:value="16470" calcext:value-type="float">
            <text:p>16470</text:p>
          </table:table-cell>
          <table:table-cell/>
          <table:table-cell table:formula="of:=SUM([.E3:.E4])" office:value-type="float" office:value="204.77" calcext:value-type="float">
            <text:p>204.77</text:p>
          </table:table-cell>
          <table:table-cell table:formula="of:=COUNTA([.E3:.E4])" office:value-type="float" office:value="2" calcext:value-type="float">
            <text:p>2</text:p>
          </table:table-cell>
          <table:table-cell table:formula="of:=[.H4]/[.I4]" office:value-type="float" office:value="102.385" calcext:value-type="float">
            <text:p>102.385</text:p>
          </table:table-cell>
          <table:table-cell table:formula="of:=ROUND([.J4]; 2)" office:value-type="float" office:value="102.39" calcext:value-type="float">
            <text:p>102.39</text:p>
          </table:table-cell>
          <table:table-cell/>
          <table:table-cell table:formula="of:=CONCATENATE( [.$B$1]; [.A4]; [.$B$1]; &quot;, &quot;; [.E4])" office:value-type="string" office:string-value="“2023-05-05 09:01:00“, 100" calcext:value-type="string">
            <text:p>“2023-05-05 09:01:00“, 100</text:p>
          </table:table-cell>
          <table:table-cell/>
          <table:table-cell table:formula="of:=CONCATENATE([.$C$1];[.M4]; &quot;));&quot;)" office:value-type="string" office:string-value="stockPrices.add(buildStockPrice(“2023-05-05 09:01:00“, 100));" calcext:value-type="string">
            <text:p>stockPrices.add(buildStockPrice(“2023-05-05 09:01:00“, 100));</text:p>
          </table:table-cell>
          <table:table-cell/>
          <table:table-cell table:formula="of:=CONCATENATE([.$B$1];[.$A$1];[.$B$1]; &quot;, &quot;; [.K4])" office:value-type="string" office:string-value="“AMAZ“, 102.39" calcext:value-type="string">
            <text:p>“AMAZ“, 102.39</text:p>
          </table:table-cell>
          <table:table-cell/>
          <table:table-cell table:formula="of:=CONCATENATE(&quot;expectedOutputs.add(buildKeyValue(&quot;;[.Q4]; &quot;));&quot;)" office:value-type="string" office:string-value="expectedOutputs.add(buildKeyValue(“AMAZ“, 102.39));" calcext:value-type="string">
            <text:p>expectedOutputs.add(buildKeyValue(“AMAZ“, 102.39));</text:p>
          </table:table-cell>
        </table:table-row>
        <table:table-row table:style-name="ro1">
          <table:table-cell office:value-type="string" calcext:value-type="string">
            <text:p>2023-05-05 09:02:00</text:p>
          </table:table-cell>
          <table:table-cell table:number-columns-repeated="2" office:value-type="float" office:value="104.77" calcext:value-type="float">
            <text:p>104.77</text:p>
          </table:table-cell>
          <table:table-cell office:value-type="float" office:value="104.73" calcext:value-type="float">
            <text:p>104.73</text:p>
          </table:table-cell>
          <table:table-cell office:value-type="float" office:value="90" calcext:value-type="float">
            <text:p>90</text:p>
          </table:table-cell>
          <table:table-cell office:value-type="float" office:value="7872" calcext:value-type="float">
            <text:p>7872</text:p>
          </table:table-cell>
          <table:table-cell/>
          <table:table-cell table:formula="of:=SUM([.E3:.E5])" office:value-type="float" office:value="294.77" calcext:value-type="float">
            <text:p>294.77</text:p>
          </table:table-cell>
          <table:table-cell table:formula="of:=COUNTA([.E3:.E5])" office:value-type="float" office:value="3" calcext:value-type="float">
            <text:p>3</text:p>
          </table:table-cell>
          <table:table-cell table:formula="of:=[.H5]/[.I5]" office:value-type="float" office:value="98.2566666666667" calcext:value-type="float">
            <text:p>98.2566666666667</text:p>
          </table:table-cell>
          <table:table-cell table:formula="of:=ROUND([.J5]; 2)" office:value-type="float" office:value="98.26" calcext:value-type="float">
            <text:p>98.26</text:p>
          </table:table-cell>
          <table:table-cell/>
          <table:table-cell table:formula="of:=CONCATENATE( [.$B$1]; [.A5]; [.$B$1]; &quot;, &quot;; [.E5])" office:value-type="string" office:string-value="“2023-05-05 09:02:00“, 90" calcext:value-type="string">
            <text:p>“2023-05-05 09:02:00“, 90</text:p>
          </table:table-cell>
          <table:table-cell/>
          <table:table-cell table:formula="of:=CONCATENATE([.$C$1];[.M5]; &quot;));&quot;)" office:value-type="string" office:string-value="stockPrices.add(buildStockPrice(“2023-05-05 09:02:00“, 90));" calcext:value-type="string">
            <text:p>stockPrices.add(buildStockPrice(“2023-05-05 09:02:00“, 90));</text:p>
          </table:table-cell>
          <table:table-cell/>
          <table:table-cell table:formula="of:=CONCATENATE([.$B$1];[.$A$1];[.$B$1]; &quot;, &quot;; [.K5])" office:value-type="string" office:string-value="“AMAZ“, 98.26" calcext:value-type="string">
            <text:p>“AMAZ“, 98.26</text:p>
          </table:table-cell>
          <table:table-cell/>
          <table:table-cell table:formula="of:=CONCATENATE(&quot;expectedOutputs.add(buildKeyValue(&quot;;[.Q5]; &quot;));&quot;)" office:value-type="string" office:string-value="expectedOutputs.add(buildKeyValue(“AMAZ“, 98.26));" calcext:value-type="string">
            <text:p>expectedOutputs.add(buildKeyValue(“AMAZ“, 98.26));</text:p>
          </table:table-cell>
        </table:table-row>
        <table:table-row table:style-name="ro1">
          <table:table-cell office:value-type="string" calcext:value-type="string">
            <text:p>2023-05-05 09:13:00</text:p>
          </table:table-cell>
          <table:table-cell office:value-type="float" office:value="104.91" calcext:value-type="float">
            <text:p>104.91</text:p>
          </table:table-cell>
          <table:table-cell office:value-type="float" office:value="105.08" calcext:value-type="float">
            <text:p>105.08</text:p>
          </table:table-cell>
          <table:table-cell office:value-type="float" office:value="104.91" calcext:value-type="float">
            <text:p>104.91</text:p>
          </table:table-cell>
          <table:table-cell office:value-type="float" office:value="104" calcext:value-type="float">
            <text:p>104</text:p>
          </table:table-cell>
          <table:table-cell office:value-type="float" office:value="26311" calcext:value-type="float">
            <text:p>26311</text:p>
          </table:table-cell>
          <table:table-cell/>
          <table:table-cell table:formula="of:=SUM([.E3:.E6])" office:value-type="float" office:value="398.77" calcext:value-type="float">
            <text:p>398.77</text:p>
          </table:table-cell>
          <table:table-cell table:formula="of:=COUNTA([.E3:.E6])" office:value-type="float" office:value="4" calcext:value-type="float">
            <text:p>4</text:p>
          </table:table-cell>
          <table:table-cell table:formula="of:=[.H6]/[.I6]" office:value-type="float" office:value="99.6925" calcext:value-type="float">
            <text:p>99.6925</text:p>
          </table:table-cell>
          <table:table-cell table:formula="of:=ROUND([.J6]; 2)" office:value-type="float" office:value="99.69" calcext:value-type="float">
            <text:p>99.69</text:p>
          </table:table-cell>
          <table:table-cell/>
          <table:table-cell table:formula="of:=CONCATENATE( [.$B$1]; [.A6]; [.$B$1]; &quot;, &quot;; [.E6])" office:value-type="string" office:string-value="“2023-05-05 09:13:00“, 104" calcext:value-type="string">
            <text:p>“2023-05-05 09:13:00“, 104</text:p>
          </table:table-cell>
          <table:table-cell/>
          <table:table-cell table:formula="of:=CONCATENATE([.$C$1];[.M6]; &quot;));&quot;)" office:value-type="string" office:string-value="stockPrices.add(buildStockPrice(“2023-05-05 09:13:00“, 104));" calcext:value-type="string">
            <text:p>stockPrices.add(buildStockPrice(“2023-05-05 09:13:00“, 104));</text:p>
          </table:table-cell>
          <table:table-cell/>
          <table:table-cell table:formula="of:=CONCATENATE([.$B$1];[.$A$1];[.$B$1]; &quot;, &quot;; [.K6])" office:value-type="string" office:string-value="“AMAZ“, 99.69" calcext:value-type="string">
            <text:p>“AMAZ“, 99.69</text:p>
          </table:table-cell>
          <table:table-cell/>
          <table:table-cell table:formula="of:=CONCATENATE(&quot;expectedOutputs.add(buildKeyValue(&quot;;[.Q6]; &quot;));&quot;)" office:value-type="string" office:string-value="expectedOutputs.add(buildKeyValue(“AMAZ“, 99.69));" calcext:value-type="string">
            <text:p>expectedOutputs.add(buildKeyValue(“AMAZ“, 99.69));</text:p>
          </table:table-cell>
        </table:table-row>
        <table:table-row table:style-name="ro1">
          <table:table-cell office:value-type="string" calcext:value-type="string">
            <text:p>2023-05-05 09:14:00</text:p>
          </table:table-cell>
          <table:table-cell office:value-type="float" office:value="104.9801" calcext:value-type="float">
            <text:p>104.9801</text:p>
          </table:table-cell>
          <table:table-cell office:value-type="float" office:value="105.08" calcext:value-type="float">
            <text:p>105.08</text:p>
          </table:table-cell>
          <table:table-cell office:value-type="float" office:value="104.9801" calcext:value-type="float">
            <text:p>104.9801</text:p>
          </table:table-cell>
          <table:table-cell office:value-type="float" office:value="111" calcext:value-type="float">
            <text:p>111</text:p>
          </table:table-cell>
          <table:table-cell office:value-type="float" office:value="27260" calcext:value-type="float">
            <text:p>27260</text:p>
          </table:table-cell>
          <table:table-cell/>
          <table:table-cell table:formula="of:=SUM([.E3:.E7])" office:value-type="float" office:value="509.77" calcext:value-type="float">
            <text:p>509.77</text:p>
          </table:table-cell>
          <table:table-cell table:formula="of:=COUNTA([.E3:.E7])" office:value-type="float" office:value="5" calcext:value-type="float">
            <text:p>5</text:p>
          </table:table-cell>
          <table:table-cell table:formula="of:=[.H7]/[.I7]" office:value-type="float" office:value="101.954" calcext:value-type="float">
            <text:p>101.954</text:p>
          </table:table-cell>
          <table:table-cell table:formula="of:=ROUND([.J7]; 2)" office:value-type="float" office:value="101.95" calcext:value-type="float">
            <text:p>101.95</text:p>
          </table:table-cell>
          <table:table-cell/>
          <table:table-cell table:formula="of:=CONCATENATE( [.$B$1]; [.A7]; [.$B$1]; &quot;, &quot;; [.E7])" office:value-type="string" office:string-value="“2023-05-05 09:14:00“, 111" calcext:value-type="string">
            <text:p>“2023-05-05 09:14:00“, 111</text:p>
          </table:table-cell>
          <table:table-cell/>
          <table:table-cell table:formula="of:=CONCATENATE([.$C$1];[.M7]; &quot;));&quot;)" office:value-type="string" office:string-value="stockPrices.add(buildStockPrice(“2023-05-05 09:14:00“, 111));" calcext:value-type="string">
            <text:p>stockPrices.add(buildStockPrice(“2023-05-05 09:14:00“, 111));</text:p>
          </table:table-cell>
          <table:table-cell/>
          <table:table-cell table:formula="of:=CONCATENATE([.$B$1];[.$A$1];[.$B$1]; &quot;, &quot;; [.K7])" office:value-type="string" office:string-value="“AMAZ“, 101.95" calcext:value-type="string">
            <text:p>“AMAZ“, 101.95</text:p>
          </table:table-cell>
          <table:table-cell/>
          <table:table-cell table:formula="of:=CONCATENATE(&quot;expectedOutputs.add(buildKeyValue(&quot;;[.Q7]; &quot;));&quot;)" office:value-type="string" office:string-value="expectedOutputs.add(buildKeyValue(“AMAZ“, 101.95));" calcext:value-type="string">
            <text:p>expectedOutputs.add(buildKeyValue(“AMAZ“, 101.95));</text:p>
          </table:table-cell>
        </table:table-row>
        <table:table-row table:style-name="ro1">
          <table:table-cell office:value-type="string" calcext:value-type="string">
            <text:p>2023-05-05 09:15:00</text:p>
          </table:table-cell>
          <table:table-cell table:number-columns-repeated="2" office:value-type="float" office:value="105.04" calcext:value-type="float">
            <text:p>105.04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6370" calcext:value-type="float">
            <text:p>6370</text:p>
          </table:table-cell>
          <table:table-cell/>
          <table:table-cell table:formula="of:=SUM([.E3:.E8])" office:value-type="float" office:value="624.77" calcext:value-type="float">
            <text:p>624.77</text:p>
          </table:table-cell>
          <table:table-cell table:formula="of:=COUNTA([.E3:.E8])" office:value-type="float" office:value="6" calcext:value-type="float">
            <text:p>6</text:p>
          </table:table-cell>
          <table:table-cell table:formula="of:=[.H8]/[.I8]" office:value-type="float" office:value="104.128333333333" calcext:value-type="float">
            <text:p>104.128333333333</text:p>
          </table:table-cell>
          <table:table-cell table:formula="of:=ROUND([.J8]; 2)" office:value-type="float" office:value="104.13" calcext:value-type="float">
            <text:p>104.13</text:p>
          </table:table-cell>
          <table:table-cell/>
          <table:table-cell table:formula="of:=CONCATENATE( [.$B$1]; [.A8]; [.$B$1]; &quot;, &quot;; [.E8])" office:value-type="string" office:string-value="“2023-05-05 09:15:00“, 115" calcext:value-type="string">
            <text:p>“2023-05-05 09:15:00“, 115</text:p>
          </table:table-cell>
          <table:table-cell/>
          <table:table-cell table:formula="of:=CONCATENATE([.$C$1];[.M8]; &quot;));&quot;)" office:value-type="string" office:string-value="stockPrices.add(buildStockPrice(“2023-05-05 09:15:00“, 115));" calcext:value-type="string">
            <text:p>stockPrices.add(buildStockPrice(“2023-05-05 09:15:00“, 115));</text:p>
          </table:table-cell>
          <table:table-cell/>
          <table:table-cell table:formula="of:=CONCATENATE([.$B$1];[.$A$1];[.$B$1]; &quot;, &quot;; [.K8])" office:value-type="string" office:string-value="“AMAZ“, 104.13" calcext:value-type="string">
            <text:p>“AMAZ“, 104.13</text:p>
          </table:table-cell>
          <table:table-cell/>
          <table:table-cell table:formula="of:=CONCATENATE(&quot;expectedOutputs.add(buildKeyValue(&quot;;[.Q8]; &quot;));&quot;)" office:value-type="string" office:string-value="expectedOutputs.add(buildKeyValue(“AMAZ“, 104.13));" calcext:value-type="string">
            <text:p>expectedOutputs.add(buildKeyValue(“AMAZ“, 104.13));</text:p>
          </table:table-cell>
        </table:table-row>
        <table:table-row table:style-name="ro1">
          <table:table-cell office:value-type="string" calcext:value-type="string">
            <text:p>2023-05-05 09:16:00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5.04" calcext:value-type="float">
            <text:p>105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40" calcext:value-type="float">
            <text:p>140</text:p>
          </table:table-cell>
          <table:table-cell office:value-type="float" office:value="17310" calcext:value-type="float">
            <text:p>17310</text:p>
          </table:table-cell>
          <table:table-cell/>
          <table:table-cell table:formula="of:=SUM([.E4:.E9])" office:value-type="float" office:value="660" calcext:value-type="float">
            <text:p>660</text:p>
          </table:table-cell>
          <table:table-cell table:formula="of:=COUNTA([.F4:.F9])" office:value-type="float" office:value="6" calcext:value-type="float">
            <text:p>6</text:p>
          </table:table-cell>
          <table:table-cell table:formula="of:=[.H9]/[.I9]" office:value-type="float" office:value="110" calcext:value-type="float">
            <text:p>110</text:p>
          </table:table-cell>
          <table:table-cell table:formula="of:=ROUND([.J9]; 2)" office:value-type="float" office:value="110" calcext:value-type="float">
            <text:p>110</text:p>
          </table:table-cell>
          <table:table-cell/>
          <table:table-cell table:formula="of:=CONCATENATE( [.$B$1]; [.A9]; [.$B$1]; &quot;, &quot;; [.E9])" office:value-type="string" office:string-value="“2023-05-05 09:16:00“, 140" calcext:value-type="string">
            <text:p>“2023-05-05 09:16:00“, 140</text:p>
          </table:table-cell>
          <table:table-cell/>
          <table:table-cell table:formula="of:=CONCATENATE([.$C$1];[.M9]; &quot;));&quot;)" office:value-type="string" office:string-value="stockPrices.add(buildStockPrice(“2023-05-05 09:16:00“, 140));" calcext:value-type="string">
            <text:p>stockPrices.add(buildStockPrice(“2023-05-05 09:16:00“, 140));</text:p>
          </table:table-cell>
          <table:table-cell/>
          <table:table-cell table:formula="of:=CONCATENATE([.$B$1];[.$A$1];[.$B$1]; &quot;, &quot;; [.K9])" office:value-type="string" office:string-value="“AMAZ“, 110" calcext:value-type="string">
            <text:p>“AMAZ“, 110</text:p>
          </table:table-cell>
          <table:table-cell/>
          <table:table-cell table:formula="of:=CONCATENATE(&quot;expectedOutputs.add(buildKeyValue(&quot;;[.Q9]; &quot;));&quot;)" office:value-type="string" office:string-value="expectedOutputs.add(buildKeyValue(“AMAZ“, 110));" calcext:value-type="string">
            <text:p>expectedOutputs.add(buildKeyValue(“AMAZ“, 110));</text:p>
          </table:table-cell>
        </table:table-row>
        <table:table-row table:style-name="ro1">
          <table:table-cell office:value-type="string" calcext:value-type="string">
            <text:p>2023-05-05 09:17:00</text:p>
          </table:table-cell>
          <table:table-cell office:value-type="float" office:value="104.9" calcext:value-type="float">
            <text:p>104.9</text:p>
          </table:table-cell>
          <table:table-cell office:value-type="float" office:value="104.95" calcext:value-type="float">
            <text:p>104.95</text:p>
          </table:table-cell>
          <table:table-cell office:value-type="float" office:value="104.89" calcext:value-type="float">
            <text:p>104.89</text:p>
          </table:table-cell>
          <table:table-cell office:value-type="float" office:value="155" calcext:value-type="float">
            <text:p>155</text:p>
          </table:table-cell>
          <table:table-cell office:value-type="float" office:value="6009" calcext:value-type="float">
            <text:p>6009</text:p>
          </table:table-cell>
          <table:table-cell/>
          <table:table-cell table:formula="of:=SUM([.E5:.E10])" office:value-type="float" office:value="715" calcext:value-type="float">
            <text:p>715</text:p>
          </table:table-cell>
          <table:table-cell table:formula="of:=COUNTA([.F5:.F10])" office:value-type="float" office:value="6" calcext:value-type="float">
            <text:p>6</text:p>
          </table:table-cell>
          <table:table-cell table:formula="of:=[.H10]/[.I10]" office:value-type="float" office:value="119.166666666667" calcext:value-type="float">
            <text:p>119.166666666667</text:p>
          </table:table-cell>
          <table:table-cell table:formula="of:=ROUND([.J10]; 2)" office:value-type="float" office:value="119.17" calcext:value-type="float">
            <text:p>119.17</text:p>
          </table:table-cell>
          <table:table-cell/>
          <table:table-cell table:formula="of:=CONCATENATE( [.$B$1]; [.A10]; [.$B$1]; &quot;, &quot;; [.E10])" office:value-type="string" office:string-value="“2023-05-05 09:17:00“, 155" calcext:value-type="string">
            <text:p>“2023-05-05 09:17:00“, 155</text:p>
          </table:table-cell>
          <table:table-cell/>
          <table:table-cell table:formula="of:=CONCATENATE([.$C$1];[.M10]; &quot;));&quot;)" office:value-type="string" office:string-value="stockPrices.add(buildStockPrice(“2023-05-05 09:17:00“, 155));" calcext:value-type="string">
            <text:p>stockPrices.add(buildStockPrice(“2023-05-05 09:17:00“, 155));</text:p>
          </table:table-cell>
          <table:table-cell/>
          <table:table-cell table:formula="of:=CONCATENATE([.$B$1];[.$A$1];[.$B$1]; &quot;, &quot;; [.K10])" office:value-type="string" office:string-value="“AMAZ“, 119.17" calcext:value-type="string">
            <text:p>“AMAZ“, 119.17</text:p>
          </table:table-cell>
          <table:table-cell/>
          <table:table-cell table:formula="of:=CONCATENATE(&quot;expectedOutputs.add(buildKeyValue(&quot;;[.Q10]; &quot;));&quot;)" office:value-type="string" office:string-value="expectedOutputs.add(buildKeyValue(“AMAZ“, 119.17));" calcext:value-type="string">
            <text:p>expectedOutputs.add(buildKeyValue(“AMAZ“, 119.17));</text:p>
          </table:table-cell>
        </table:table-row>
        <table:table-row table:style-name="ro1">
          <table:table-cell office:value-type="string" calcext:value-type="string">
            <text:p>2023-05-05 09:20:00</text:p>
          </table:table-cell>
          <table:table-cell table:number-columns-repeated="2" office:value-type="float" office:value="104.95" calcext:value-type="float">
            <text:p>104.95</text:p>
          </table:table-cell>
          <table:table-cell office:value-type="float" office:value="104.9" calcext:value-type="float">
            <text:p>104.9</text:p>
          </table:table-cell>
          <table:table-cell office:value-type="float" office:value="160" calcext:value-type="float">
            <text:p>160</text:p>
          </table:table-cell>
          <table:table-cell office:value-type="float" office:value="4126" calcext:value-type="float">
            <text:p>4126</text:p>
          </table:table-cell>
          <table:table-cell/>
          <table:table-cell table:formula="of:=SUM([.E6:.E11])" office:value-type="float" office:value="785" calcext:value-type="float">
            <text:p>785</text:p>
          </table:table-cell>
          <table:table-cell table:formula="of:=COUNTA([.F6:.F11])" office:value-type="float" office:value="6" calcext:value-type="float">
            <text:p>6</text:p>
          </table:table-cell>
          <table:table-cell table:formula="of:=[.H11]/[.I11]" office:value-type="float" office:value="130.833333333333" calcext:value-type="float">
            <text:p>130.833333333333</text:p>
          </table:table-cell>
          <table:table-cell table:formula="of:=ROUND([.J11]; 2)" office:value-type="float" office:value="130.83" calcext:value-type="float">
            <text:p>130.83</text:p>
          </table:table-cell>
          <table:table-cell/>
          <table:table-cell table:formula="of:=CONCATENATE( [.$B$1]; [.A11]; [.$B$1]; &quot;, &quot;; [.E11])" office:value-type="string" office:string-value="“2023-05-05 09:20:00“, 160" calcext:value-type="string">
            <text:p>“2023-05-05 09:20:00“, 160</text:p>
          </table:table-cell>
          <table:table-cell/>
          <table:table-cell table:formula="of:=CONCATENATE([.$C$1];[.M11]; &quot;));&quot;)" office:value-type="string" office:string-value="stockPrices.add(buildStockPrice(“2023-05-05 09:20:00“, 160));" calcext:value-type="string">
            <text:p>stockPrices.add(buildStockPrice(“2023-05-05 09:20:00“, 160));</text:p>
          </table:table-cell>
          <table:table-cell/>
          <table:table-cell table:formula="of:=CONCATENATE([.$B$1];[.$A$1];[.$B$1]; &quot;, &quot;; [.K11])" office:value-type="string" office:string-value="“AMAZ“, 130.83" calcext:value-type="string">
            <text:p>“AMAZ“, 130.83</text:p>
          </table:table-cell>
          <table:table-cell/>
          <table:table-cell table:formula="of:=CONCATENATE(&quot;expectedOutputs.add(buildKeyValue(&quot;;[.Q11]; &quot;));&quot;)" office:value-type="string" office:string-value="expectedOutputs.add(buildKeyValue(“AMAZ“, 130.83));" calcext:value-type="string">
            <text:p>expectedOutputs.add(buildKeyValue(“AMAZ“, 130.83));</text:p>
          </table:table-cell>
        </table:table-row>
        <table:table-row table:style-name="ro1">
          <table:table-cell office:value-type="string" calcext:value-type="string">
            <text:p>2023-05-05 09:21:00</text:p>
          </table:table-cell>
          <table:table-cell office:value-type="float" office:value="104.88" calcext:value-type="float">
            <text:p>104.88</text:p>
          </table:table-cell>
          <table:table-cell office:value-type="float" office:value="104.89" calcext:value-type="float">
            <text:p>104.89</text:p>
          </table:table-cell>
          <table:table-cell office:value-type="float" office:value="104.87" calcext:value-type="float">
            <text:p>104.87</text:p>
          </table:table-cell>
          <table:table-cell office:value-type="float" office:value="165" calcext:value-type="float">
            <text:p>165</text:p>
          </table:table-cell>
          <table:table-cell office:value-type="float" office:value="1193" calcext:value-type="float">
            <text:p>1193</text:p>
          </table:table-cell>
          <table:table-cell/>
          <table:table-cell table:formula="of:=SUM([.E6:.E12])" office:value-type="float" office:value="950" calcext:value-type="float">
            <text:p>950</text:p>
          </table:table-cell>
          <table:table-cell table:formula="of:=COUNTA([.F6:.F12])" office:value-type="float" office:value="7" calcext:value-type="float">
            <text:p>7</text:p>
          </table:table-cell>
          <table:table-cell table:formula="of:=[.H12]/[.I12]" office:value-type="float" office:value="135.714285714286" calcext:value-type="float">
            <text:p>135.714285714286</text:p>
          </table:table-cell>
          <table:table-cell table:formula="of:=ROUND([.J12]; 2)" office:value-type="float" office:value="135.71" calcext:value-type="float">
            <text:p>135.71</text:p>
          </table:table-cell>
          <table:table-cell/>
          <table:table-cell table:formula="of:=CONCATENATE( [.$B$1]; [.A12]; [.$B$1]; &quot;, &quot;; [.E12])" office:value-type="string" office:string-value="“2023-05-05 09:21:00“, 165" calcext:value-type="string">
            <text:p>“2023-05-05 09:21:00“, 165</text:p>
          </table:table-cell>
          <table:table-cell/>
          <table:table-cell table:formula="of:=CONCATENATE([.$C$1];[.M12]; &quot;));&quot;)" office:value-type="string" office:string-value="stockPrices.add(buildStockPrice(“2023-05-05 09:21:00“, 165));" calcext:value-type="string">
            <text:p>stockPrices.add(buildStockPrice(“2023-05-05 09:21:00“, 165));</text:p>
          </table:table-cell>
          <table:table-cell/>
          <table:table-cell table:formula="of:=CONCATENATE([.$B$1];[.$A$1];[.$B$1]; &quot;, &quot;; [.K12])" office:value-type="string" office:string-value="“AMAZ“, 135.71" calcext:value-type="string">
            <text:p>“AMAZ“, 135.71</text:p>
          </table:table-cell>
          <table:table-cell/>
          <table:table-cell table:formula="of:=CONCATENATE(&quot;expectedOutputs.add(buildKeyValue(&quot;;[.Q12]; &quot;));&quot;)" office:value-type="string" office:string-value="expectedOutputs.add(buildKeyValue(“AMAZ“, 135.71));" calcext:value-type="string">
            <text:p>expectedOutputs.add(buildKeyValue(“AMAZ“, 135.71));</text:p>
          </table:table-cell>
        </table:table-row>
        <table:table-row table:style-name="ro1">
          <table:table-cell office:value-type="string" calcext:value-type="string">
            <text:p>2023-05-05 09:25:00</text:p>
          </table:table-cell>
          <table:table-cell office:value-type="float" office:value="104.82" calcext:value-type="float">
            <text:p>104.82</text:p>
          </table:table-cell>
          <table:table-cell office:value-type="float" office:value="104.93" calcext:value-type="float">
            <text:p>104.93</text:p>
          </table:table-cell>
          <table:table-cell office:value-type="float" office:value="104.81" calcext:value-type="float">
            <text:p>104.81</text:p>
          </table:table-cell>
          <table:table-cell office:value-type="float" office:value="155" calcext:value-type="float">
            <text:p>155</text:p>
          </table:table-cell>
          <table:table-cell office:value-type="float" office:value="12780" calcext:value-type="float">
            <text:p>12780</text:p>
          </table:table-cell>
          <table:table-cell/>
          <table:table-cell table:formula="of:=SUM([.E6:.E13])" office:value-type="float" office:value="1105" calcext:value-type="float">
            <text:p>1105</text:p>
          </table:table-cell>
          <table:table-cell table:formula="of:=COUNTA([.F6:.F13])" office:value-type="float" office:value="8" calcext:value-type="float">
            <text:p>8</text:p>
          </table:table-cell>
          <table:table-cell table:formula="of:=[.H13]/[.I13]" office:value-type="float" office:value="138.125" calcext:value-type="float">
            <text:p>138.125</text:p>
          </table:table-cell>
          <table:table-cell table:formula="of:=ROUND([.J13]; 2)" office:value-type="float" office:value="138.13" calcext:value-type="float">
            <text:p>138.13</text:p>
          </table:table-cell>
          <table:table-cell/>
          <table:table-cell table:formula="of:=CONCATENATE( [.$B$1]; [.A13]; [.$B$1]; &quot;, &quot;; [.E13])" office:value-type="string" office:string-value="“2023-05-05 09:25:00“, 155" calcext:value-type="string">
            <text:p>“2023-05-05 09:25:00“, 155</text:p>
          </table:table-cell>
          <table:table-cell/>
          <table:table-cell table:formula="of:=CONCATENATE([.$C$1];[.M13]; &quot;));&quot;)" office:value-type="string" office:string-value="stockPrices.add(buildStockPrice(“2023-05-05 09:25:00“, 155));" calcext:value-type="string">
            <text:p>stockPrices.add(buildStockPrice(“2023-05-05 09:25:00“, 155));</text:p>
          </table:table-cell>
          <table:table-cell/>
          <table:table-cell table:formula="of:=CONCATENATE([.$B$1];[.$A$1];[.$B$1]; &quot;, &quot;; [.K13])" office:value-type="string" office:string-value="“AMAZ“, 138.13" calcext:value-type="string">
            <text:p>“AMAZ“, 138.13</text:p>
          </table:table-cell>
          <table:table-cell/>
          <table:table-cell table:formula="of:=CONCATENATE(&quot;expectedOutputs.add(buildKeyValue(&quot;;[.Q13]; &quot;));&quot;)" office:value-type="string" office:string-value="expectedOutputs.add(buildKeyValue(“AMAZ“, 138.13));" calcext:value-type="string">
            <text:p>expectedOutputs.add(buildKeyValue(“AMAZ“, 138.13));</text:p>
          </table:table-cell>
        </table:table-row>
        <table:table-row table:style-name="ro1">
          <table:table-cell office:value-type="string" calcext:value-type="string">
            <text:p>2023-05-05 09:26:00</text:p>
          </table:table-cell>
          <table:table-cell office:value-type="float" office:value="104.89" calcext:value-type="float">
            <text:p>104.89</text:p>
          </table:table-cell>
          <table:table-cell office:value-type="float" office:value="104.92" calcext:value-type="float">
            <text:p>104.92</text:p>
          </table:table-cell>
          <table:table-cell office:value-type="float" office:value="104.8" calcext:value-type="float">
            <text:p>104.8</text:p>
          </table:table-cell>
          <table:table-cell office:value-type="float" office:value="130" calcext:value-type="float">
            <text:p>130</text:p>
          </table:table-cell>
          <table:table-cell office:value-type="float" office:value="5612" calcext:value-type="float">
            <text:p>5612</text:p>
          </table:table-cell>
          <table:table-cell/>
          <table:table-cell table:formula="of:=SUM([.E6:.E14])" office:value-type="float" office:value="1235" calcext:value-type="float">
            <text:p>1235</text:p>
          </table:table-cell>
          <table:table-cell table:formula="of:=COUNTA([.F6:.F14])" office:value-type="float" office:value="9" calcext:value-type="float">
            <text:p>9</text:p>
          </table:table-cell>
          <table:table-cell table:formula="of:=[.H14]/[.I14]" office:value-type="float" office:value="137.222222222222" calcext:value-type="float">
            <text:p>137.222222222222</text:p>
          </table:table-cell>
          <table:table-cell table:formula="of:=ROUND([.J14]; 2)" office:value-type="float" office:value="137.22" calcext:value-type="float">
            <text:p>137.22</text:p>
          </table:table-cell>
          <table:table-cell table:formula="of:=26-15" office:value-type="float" office:value="11" calcext:value-type="float">
            <text:p>11</text:p>
          </table:table-cell>
          <table:table-cell table:formula="of:=CONCATENATE( [.$B$1]; [.A14]; [.$B$1]; &quot;, &quot;; [.E14])" office:value-type="string" office:string-value="“2023-05-05 09:26:00“, 130" calcext:value-type="string">
            <text:p>“2023-05-05 09:26:00“, 130</text:p>
          </table:table-cell>
          <table:table-cell/>
          <table:table-cell table:formula="of:=CONCATENATE([.$C$1];[.M14]; &quot;));&quot;)" office:value-type="string" office:string-value="stockPrices.add(buildStockPrice(“2023-05-05 09:26:00“, 130));" calcext:value-type="string">
            <text:p>stockPrices.add(buildStockPrice(“2023-05-05 09:26:00“, 130));</text:p>
          </table:table-cell>
          <table:table-cell/>
          <table:table-cell table:formula="of:=CONCATENATE([.$B$1];[.$A$1];[.$B$1]; &quot;, &quot;; [.K14])" office:value-type="string" office:string-value="“AMAZ“, 137.22" calcext:value-type="string">
            <text:p>“AMAZ“, 137.22</text:p>
          </table:table-cell>
          <table:table-cell/>
          <table:table-cell table:formula="of:=CONCATENATE(&quot;expectedOutputs.add(buildKeyValue(&quot;;[.Q14]; &quot;));&quot;)" office:value-type="string" office:string-value="expectedOutputs.add(buildKeyValue(“AMAZ“, 137.22));" calcext:value-type="string">
            <text:p>expectedOutputs.add(buildKeyValue(“AMAZ“, 137.22));</text:p>
          </table:table-cell>
        </table:table-row>
        <table:table-row table:style-name="ro1">
          <table:table-cell office:value-type="string" calcext:value-type="string">
            <text:p>2023-05-05 09:29:00</text:p>
          </table:table-cell>
          <table:table-cell office:value-type="float" office:value="104.5" calcext:value-type="float">
            <text:p>104.5</text:p>
          </table:table-cell>
          <table:table-cell office:value-type="float" office:value="104.52" calcext:value-type="float">
            <text:p>104.52</text:p>
          </table:table-cell>
          <table:table-cell office:value-type="float" office:value="104.21" calcext:value-type="float">
            <text:p>104.21</text:p>
          </table:table-cell>
          <table:table-cell office:value-type="float" office:value="125" calcext:value-type="float">
            <text:p>125</text:p>
          </table:table-cell>
          <table:table-cell office:value-type="float" office:value="38596" calcext:value-type="float">
            <text:p>38596</text:p>
          </table:table-cell>
          <table:table-cell table:style-name="ce4"/>
          <table:table-cell table:formula="of:=SUM([.E7:.E15])" office:value-type="float" office:value="1256" calcext:value-type="float">
            <text:p>1256</text:p>
          </table:table-cell>
          <table:table-cell table:formula="of:=COUNTA([.F7:.F15])" office:value-type="float" office:value="9" calcext:value-type="float">
            <text:p>9</text:p>
          </table:table-cell>
          <table:table-cell table:formula="of:=[.H15]/[.I15]" office:value-type="float" office:value="139.555555555556" calcext:value-type="float">
            <text:p>139.555555555556</text:p>
          </table:table-cell>
          <table:table-cell table:formula="of:=ROUND([.J15]; 2)" office:value-type="float" office:value="139.56" calcext:value-type="float">
            <text:p>139.56</text:p>
          </table:table-cell>
          <table:table-cell table:formula="of:=29-15" office:value-type="float" office:value="14" calcext:value-type="float">
            <text:p>14</text:p>
          </table:table-cell>
          <table:table-cell table:formula="of:=CONCATENATE( [.$B$1]; [.A15]; [.$B$1]; &quot;, &quot;; [.E15])" office:value-type="string" office:string-value="“2023-05-05 09:29:00“, 125" calcext:value-type="string">
            <text:p>“2023-05-05 09:29:00“, 125</text:p>
          </table:table-cell>
          <table:table-cell/>
          <table:table-cell table:formula="of:=CONCATENATE([.$C$1];[.M15]; &quot;));&quot;)" office:value-type="string" office:string-value="stockPrices.add(buildStockPrice(“2023-05-05 09:29:00“, 125));" calcext:value-type="string">
            <text:p>stockPrices.add(buildStockPrice(“2023-05-05 09:29:00“, 125));</text:p>
          </table:table-cell>
          <table:table-cell/>
          <table:table-cell table:formula="of:=CONCATENATE([.$B$1];[.$A$1];[.$B$1]; &quot;, &quot;; [.K15])" office:value-type="string" office:string-value="“AMAZ“, 139.56" calcext:value-type="string">
            <text:p>“AMAZ“, 139.56</text:p>
          </table:table-cell>
          <table:table-cell/>
          <table:table-cell table:formula="of:=CONCATENATE(&quot;expectedOutputs.add(buildKeyValue(&quot;;[.Q15]; &quot;));&quot;)" office:value-type="string" office:string-value="expectedOutputs.add(buildKeyValue(“AMAZ“, 139.56));" calcext:value-type="string">
            <text:p>expectedOutputs.add(buildKeyValue(“AMAZ“, 139.56));</text:p>
          </table:table-cell>
        </table:table-row>
        <table:table-row table:style-name="ro1">
          <table:table-cell office:value-type="string" calcext:value-type="string">
            <text:p>2023-05-05 09:30:00</text:p>
          </table:table-cell>
          <table:table-cell office:value-type="float" office:value="104.27" calcext:value-type="float">
            <text:p>104.27</text:p>
          </table:table-cell>
          <table:table-cell office:value-type="float" office:value="104.4" calcext:value-type="float">
            <text:p>104.4</text:p>
          </table:table-cell>
          <table:table-cell office:value-type="float" office:value="103.7" calcext:value-type="float">
            <text:p>103.7</text:p>
          </table:table-cell>
          <table:table-cell office:value-type="float" office:value="112" calcext:value-type="float">
            <text:p>112</text:p>
          </table:table-cell>
          <table:table-cell office:value-type="float" office:value="1401596" calcext:value-type="float">
            <text:p>1401596</text:p>
          </table:table-cell>
          <table:table-cell/>
          <table:table-cell table:formula="of:=SUM([.E8:.E16])" office:value-type="float" office:value="1257" calcext:value-type="float">
            <text:p>1257</text:p>
          </table:table-cell>
          <table:table-cell table:formula="of:=COUNTA([.F8:.F16])" office:value-type="float" office:value="9" calcext:value-type="float">
            <text:p>9</text:p>
          </table:table-cell>
          <table:table-cell table:formula="of:=[.H16]/[.I16]" office:value-type="float" office:value="139.666666666667" calcext:value-type="float">
            <text:p>139.666666666667</text:p>
          </table:table-cell>
          <table:table-cell table:formula="of:=ROUND([.J16]; 2)" office:value-type="float" office:value="139.67" calcext:value-type="float">
            <text:p>139.67</text:p>
          </table:table-cell>
          <table:table-cell/>
          <table:table-cell table:formula="of:=CONCATENATE( [.$B$1]; [.A16]; [.$B$1]; &quot;, &quot;; [.E16])" office:value-type="string" office:string-value="“2023-05-05 09:30:00“, 112" calcext:value-type="string">
            <text:p>“2023-05-05 09:30:00“, 112</text:p>
          </table:table-cell>
          <table:table-cell/>
          <table:table-cell table:formula="of:=CONCATENATE([.$C$1];[.M16]; &quot;));&quot;)" office:value-type="string" office:string-value="stockPrices.add(buildStockPrice(“2023-05-05 09:30:00“, 112));" calcext:value-type="string">
            <text:p>stockPrices.add(buildStockPrice(“2023-05-05 09:30:00“, 112));</text:p>
          </table:table-cell>
          <table:table-cell/>
          <table:table-cell table:formula="of:=CONCATENATE([.$B$1];[.$A$1];[.$B$1]; &quot;, &quot;; [.K16])" office:value-type="string" office:string-value="“AMAZ“, 139.67" calcext:value-type="string">
            <text:p>“AMAZ“, 139.67</text:p>
          </table:table-cell>
          <table:table-cell/>
          <table:table-cell table:formula="of:=CONCATENATE(&quot;expectedOutputs.add(buildKeyValue(&quot;;[.Q16]; &quot;));&quot;)" office:value-type="string" office:string-value="expectedOutputs.add(buildKeyValue(“AMAZ“, 139.67));" calcext:value-type="string">
            <text:p>expectedOutputs.add(buildKeyValue(“AMAZ“, 139.67));</text:p>
          </table:table-cell>
        </table:table-row>
        <table:table-row table:style-name="ro1">
          <table:table-cell office:value-type="string" calcext:value-type="string">
            <text:p>2023-05-05 09:31:00</text:p>
          </table:table-cell>
          <table:table-cell office:value-type="float" office:value="104.065" calcext:value-type="float">
            <text:p>104.065</text:p>
          </table:table-cell>
          <table:table-cell office:value-type="float" office:value="104.69" calcext:value-type="float">
            <text:p>104.6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57" calcext:value-type="float">
            <text:p>104.57</text:p>
          </table:table-cell>
          <table:table-cell office:value-type="float" office:value="370542" calcext:value-type="float">
            <text:p>370542</text:p>
          </table:table-cell>
          <table:table-cell table:number-columns-repeated="6"/>
          <table:table-cell table:formula="of:=CONCATENATE( [.$B$1]; [.A17]; [.$B$1]; &quot;, &quot;; [.E17])" office:value-type="string" office:string-value="“2023-05-05 09:31:00“, 104.57" calcext:value-type="string">
            <text:p>“2023-05-05 09:31:00“, 104.57</text:p>
          </table:table-cell>
          <table:table-cell/>
          <table:table-cell table:formula="of:=CONCATENATE([.$C$1];[.M17]; &quot;));&quot;)" office:value-type="string" office:string-value="stockPrices.add(buildStockPrice(“2023-05-05 09:31:00“, 104.57));" calcext:value-type="string">
            <text:p>stockPrices.add(buildStockPrice(“2023-05-05 09:31:00“, 104.57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2:00</text:p>
          </table:table-cell>
          <table:table-cell office:value-type="float" office:value="104.57" calcext:value-type="float">
            <text:p>104.57</text:p>
          </table:table-cell>
          <table:table-cell office:value-type="float" office:value="104.86" calcext:value-type="float">
            <text:p>104.86</text:p>
          </table:table-cell>
          <table:table-cell office:value-type="float" office:value="104.52" calcext:value-type="float">
            <text:p>104.52</text:p>
          </table:table-cell>
          <table:table-cell office:value-type="float" office:value="104.575" calcext:value-type="float">
            <text:p>104.575</text:p>
          </table:table-cell>
          <table:table-cell office:value-type="float" office:value="374934" calcext:value-type="float">
            <text:p>374934</text:p>
          </table:table-cell>
          <table:table-cell table:number-columns-repeated="6"/>
          <table:table-cell table:formula="of:=CONCATENATE( [.$B$1]; [.A18]; [.$B$1]; &quot;, &quot;; [.E18])" office:value-type="string" office:string-value="“2023-05-05 09:32:00“, 104.575" calcext:value-type="string">
            <text:p>“2023-05-05 09:32:00“, 104.575</text:p>
          </table:table-cell>
          <table:table-cell/>
          <table:table-cell table:formula="of:=CONCATENATE([.$C$1];[.M18]; &quot;));&quot;)" office:value-type="string" office:string-value="stockPrices.add(buildStockPrice(“2023-05-05 09:32:00“, 104.575));" calcext:value-type="string">
            <text:p>stockPrices.add(buildStockPrice(“2023-05-05 09:32:00“, 104.57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3:00</text:p>
          </table:table-cell>
          <table:table-cell office:value-type="float" office:value="104.5501" calcext:value-type="float">
            <text:p>104.5501</text:p>
          </table:table-cell>
          <table:table-cell office:value-type="float" office:value="104.6032" calcext:value-type="float">
            <text:p>104.6032</text:p>
          </table:table-cell>
          <table:table-cell office:value-type="float" office:value="104.1" calcext:value-type="float">
            <text:p>104.1</text:p>
          </table:table-cell>
          <table:table-cell office:value-type="float" office:value="104.1864" calcext:value-type="float">
            <text:p>104.1864</text:p>
          </table:table-cell>
          <table:table-cell office:value-type="float" office:value="286620" calcext:value-type="float">
            <text:p>286620</text:p>
          </table:table-cell>
          <table:table-cell table:number-columns-repeated="6"/>
          <table:table-cell table:formula="of:=CONCATENATE( [.$B$1]; [.A19]; [.$B$1]; &quot;, &quot;; [.E19])" office:value-type="string" office:string-value="“2023-05-05 09:33:00“, 104.1864" calcext:value-type="string">
            <text:p>“2023-05-05 09:33:00“, 104.1864</text:p>
          </table:table-cell>
          <table:table-cell/>
          <table:table-cell table:formula="of:=CONCATENATE([.$C$1];[.M19]; &quot;));&quot;)" office:value-type="string" office:string-value="stockPrices.add(buildStockPrice(“2023-05-05 09:33:00“, 104.1864));" calcext:value-type="string">
            <text:p>stockPrices.add(buildStockPrice(“2023-05-05 09:33:00“, 104.1864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4:00</text:p>
          </table:table-cell>
          <table:table-cell office:value-type="float" office:value="104.17" calcext:value-type="float">
            <text:p>104.17</text:p>
          </table:table-cell>
          <table:table-cell office:value-type="float" office:value="104.3399" calcext:value-type="float">
            <text:p>104.3399</text:p>
          </table:table-cell>
          <table:table-cell office:value-type="float" office:value="103.94" calcext:value-type="float">
            <text:p>103.94</text:p>
          </table:table-cell>
          <table:table-cell office:value-type="float" office:value="104.2914" calcext:value-type="float">
            <text:p>104.2914</text:p>
          </table:table-cell>
          <table:table-cell office:value-type="float" office:value="306140" calcext:value-type="float">
            <text:p>306140</text:p>
          </table:table-cell>
          <table:table-cell table:number-columns-repeated="6"/>
          <table:table-cell table:formula="of:=CONCATENATE( [.$B$1]; [.A20]; [.$B$1]; &quot;, &quot;; [.E20])" office:value-type="string" office:string-value="“2023-05-05 09:34:00“, 104.2914" calcext:value-type="string">
            <text:p>“2023-05-05 09:34:00“, 104.2914</text:p>
          </table:table-cell>
          <table:table-cell/>
          <table:table-cell table:formula="of:=CONCATENATE([.$C$1];[.M20]; &quot;));&quot;)" office:value-type="string" office:string-value="stockPrices.add(buildStockPrice(“2023-05-05 09:34:00“, 104.2914));" calcext:value-type="string">
            <text:p>stockPrices.add(buildStockPrice(“2023-05-05 09:34:00“, 104.2914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5:00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54" calcext:value-type="float">
            <text:p>104.54</text:p>
          </table:table-cell>
          <table:table-cell table:number-columns-repeated="2" office:value-type="float" office:value="104.22" calcext:value-type="float">
            <text:p>104.22</text:p>
          </table:table-cell>
          <table:table-cell office:value-type="float" office:value="205599" calcext:value-type="float">
            <text:p>205599</text:p>
          </table:table-cell>
          <table:table-cell table:number-columns-repeated="6"/>
          <table:table-cell table:formula="of:=CONCATENATE( [.$B$1]; [.A21]; [.$B$1]; &quot;, &quot;; [.E21])" office:value-type="string" office:string-value="“2023-05-05 09:35:00“, 104.22" calcext:value-type="string">
            <text:p>“2023-05-05 09:35:00“, 104.22</text:p>
          </table:table-cell>
          <table:table-cell/>
          <table:table-cell table:formula="of:=CONCATENATE([.$C$1];[.M21]; &quot;));&quot;)" office:value-type="string" office:string-value="stockPrices.add(buildStockPrice(“2023-05-05 09:35:00“, 104.22));" calcext:value-type="string">
            <text:p>stockPrices.add(buildStockPrice(“2023-05-05 09:35:00“, 104.22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6:00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4.3425" calcext:value-type="float">
            <text:p>104.3425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17" calcext:value-type="float">
            <text:p>104.17</text:p>
          </table:table-cell>
          <table:table-cell office:value-type="float" office:value="181567" calcext:value-type="float">
            <text:p>181567</text:p>
          </table:table-cell>
          <table:table-cell table:number-columns-repeated="6"/>
          <table:table-cell table:formula="of:=CONCATENATE( [.$B$1]; [.A22]; [.$B$1]; &quot;, &quot;; [.E22])" office:value-type="string" office:string-value="“2023-05-05 09:36:00“, 104.17" calcext:value-type="string">
            <text:p>“2023-05-05 09:36:00“, 104.17</text:p>
          </table:table-cell>
          <table:table-cell/>
          <table:table-cell table:formula="of:=CONCATENATE([.$C$1];[.M22]; &quot;));&quot;)" office:value-type="string" office:string-value="stockPrices.add(buildStockPrice(“2023-05-05 09:36:00“, 104.17));" calcext:value-type="string">
            <text:p>stockPrices.add(buildStockPrice(“2023-05-05 09:36:00“, 104.17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7:00</text:p>
          </table:table-cell>
          <table:table-cell office:value-type="float" office:value="104.16" calcext:value-type="float">
            <text:p>104.16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05" calcext:value-type="float">
            <text:p>104.05</text:p>
          </table:table-cell>
          <table:table-cell office:value-type="float" office:value="218172" calcext:value-type="float">
            <text:p>218172</text:p>
          </table:table-cell>
          <table:table-cell table:number-columns-repeated="6"/>
          <table:table-cell table:formula="of:=CONCATENATE( [.$B$1]; [.A23]; [.$B$1]; &quot;, &quot;; [.E23])" office:value-type="string" office:string-value="“2023-05-05 09:37:00“, 104.05" calcext:value-type="string">
            <text:p>“2023-05-05 09:37:00“, 104.05</text:p>
          </table:table-cell>
          <table:table-cell/>
          <table:table-cell table:formula="of:=CONCATENATE([.$C$1];[.M23]; &quot;));&quot;)" office:value-type="string" office:string-value="stockPrices.add(buildStockPrice(“2023-05-05 09:37:00“, 104.05));" calcext:value-type="string">
            <text:p>stockPrices.add(buildStockPrice(“2023-05-05 09:37:00“, 104.0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8:00</text:p>
          </table:table-cell>
          <table:table-cell office:value-type="float" office:value="104.0513" calcext:value-type="float">
            <text:p>104.0513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3.97" calcext:value-type="float">
            <text:p>103.97</text:p>
          </table:table-cell>
          <table:table-cell office:value-type="float" office:value="104.14" calcext:value-type="float">
            <text:p>104.14</text:p>
          </table:table-cell>
          <table:table-cell office:value-type="float" office:value="228560" calcext:value-type="float">
            <text:p>228560</text:p>
          </table:table-cell>
          <table:table-cell table:number-columns-repeated="6"/>
          <table:table-cell table:formula="of:=CONCATENATE( [.$B$1]; [.A24]; [.$B$1]; &quot;, &quot;; [.E24])" office:value-type="string" office:string-value="“2023-05-05 09:38:00“, 104.14" calcext:value-type="string">
            <text:p>“2023-05-05 09:38:00“, 104.14</text:p>
          </table:table-cell>
          <table:table-cell/>
          <table:table-cell table:formula="of:=CONCATENATE([.$C$1];[.M24]; &quot;));&quot;)" office:value-type="string" office:string-value="stockPrices.add(buildStockPrice(“2023-05-05 09:38:00“, 104.14));" calcext:value-type="string">
            <text:p>stockPrices.add(buildStockPrice(“2023-05-05 09:38:00“, 104.14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39:00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4.059" calcext:value-type="float">
            <text:p>104.059</text:p>
          </table:table-cell>
          <table:table-cell office:value-type="float" office:value="104.1771" calcext:value-type="float">
            <text:p>104.1771</text:p>
          </table:table-cell>
          <table:table-cell office:value-type="float" office:value="200427" calcext:value-type="float">
            <text:p>200427</text:p>
          </table:table-cell>
          <table:table-cell table:number-columns-repeated="6"/>
          <table:table-cell table:formula="of:=CONCATENATE( [.$B$1]; [.A25]; [.$B$1]; &quot;, &quot;; [.E25])" office:value-type="string" office:string-value="“2023-05-05 09:39:00“, 104.1771" calcext:value-type="string">
            <text:p>“2023-05-05 09:39:00“, 104.1771</text:p>
          </table:table-cell>
          <table:table-cell/>
          <table:table-cell table:formula="of:=CONCATENATE([.$C$1];[.M25]; &quot;));&quot;)" office:value-type="string" office:string-value="stockPrices.add(buildStockPrice(“2023-05-05 09:39:00“, 104.1771));" calcext:value-type="string">
            <text:p>stockPrices.add(buildStockPrice(“2023-05-05 09:39:00“, 104.1771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40:00</text:p>
          </table:table-cell>
          <table:table-cell office:value-type="float" office:value="104.175" calcext:value-type="float">
            <text:p>104.175</text:p>
          </table:table-cell>
          <table:table-cell office:value-type="float" office:value="104.2489" calcext:value-type="float">
            <text:p>104.2489</text:p>
          </table:table-cell>
          <table:table-cell table:number-columns-repeated="2" office:value-type="float" office:value="104.03" calcext:value-type="float">
            <text:p>104.03</text:p>
          </table:table-cell>
          <table:table-cell office:value-type="float" office:value="203222" calcext:value-type="float">
            <text:p>203222</text:p>
          </table:table-cell>
          <table:table-cell table:number-columns-repeated="6"/>
          <table:table-cell table:formula="of:=CONCATENATE( [.$B$1]; [.A26]; [.$B$1]; &quot;, &quot;; [.E26])" office:value-type="string" office:string-value="“2023-05-05 09:40:00“, 104.03" calcext:value-type="string">
            <text:p>“2023-05-05 09:40:00“, 104.03</text:p>
          </table:table-cell>
          <table:table-cell/>
          <table:table-cell table:formula="of:=CONCATENATE([.$C$1];[.M26]; &quot;));&quot;)" office:value-type="string" office:string-value="stockPrices.add(buildStockPrice(“2023-05-05 09:40:00“, 104.03));" calcext:value-type="string">
            <text:p>stockPrices.add(buildStockPrice(“2023-05-05 09:40:00“, 104.03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41:00</text:p>
          </table:table-cell>
          <table:table-cell office:value-type="float" office:value="104.0329" calcext:value-type="float">
            <text:p>104.0329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4" calcext:value-type="float">
            <text:p>104</text:p>
          </table:table-cell>
          <table:table-cell office:value-type="float" office:value="104.0335" calcext:value-type="float">
            <text:p>104.0335</text:p>
          </table:table-cell>
          <table:table-cell office:value-type="float" office:value="227289" calcext:value-type="float">
            <text:p>227289</text:p>
          </table:table-cell>
          <table:table-cell table:number-columns-repeated="6"/>
          <table:table-cell table:formula="of:=CONCATENATE( [.$B$1]; [.A27]; [.$B$1]; &quot;, &quot;; [.E27])" office:value-type="string" office:string-value="“2023-05-05 09:41:00“, 104.0335" calcext:value-type="string">
            <text:p>“2023-05-05 09:41:00“, 104.0335</text:p>
          </table:table-cell>
          <table:table-cell/>
          <table:table-cell table:formula="of:=CONCATENATE([.$C$1];[.M27]; &quot;));&quot;)" office:value-type="string" office:string-value="stockPrices.add(buildStockPrice(“2023-05-05 09:41:00“, 104.0335));" calcext:value-type="string">
            <text:p>stockPrices.add(buildStockPrice(“2023-05-05 09:41:00“, 104.033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42:00</text:p>
          </table:table-cell>
          <table:table-cell office:value-type="float" office:value="104.0275" calcext:value-type="float">
            <text:p>104.0275</text:p>
          </table:table-cell>
          <table:table-cell office:value-type="float" office:value="104.22" calcext:value-type="float">
            <text:p>104.22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4.1599" calcext:value-type="float">
            <text:p>104.1599</text:p>
          </table:table-cell>
          <table:table-cell office:value-type="float" office:value="195260" calcext:value-type="float">
            <text:p>195260</text:p>
          </table:table-cell>
          <table:table-cell table:number-columns-repeated="6"/>
          <table:table-cell table:formula="of:=CONCATENATE( [.$B$1]; [.A28]; [.$B$1]; &quot;, &quot;; [.E28])" office:value-type="string" office:string-value="“2023-05-05 09:42:00“, 104.1599" calcext:value-type="string">
            <text:p>“2023-05-05 09:42:00“, 104.1599</text:p>
          </table:table-cell>
          <table:table-cell/>
          <table:table-cell table:formula="of:=CONCATENATE([.$C$1];[.M28]; &quot;));&quot;)" office:value-type="string" office:string-value="stockPrices.add(buildStockPrice(“2023-05-05 09:42:00“, 104.1599));" calcext:value-type="string">
            <text:p>stockPrices.add(buildStockPrice(“2023-05-05 09:42:00“, 104.1599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49:00</text:p>
          </table:table-cell>
          <table:table-cell office:value-type="float" office:value="104.19" calcext:value-type="float">
            <text:p>104.19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17" calcext:value-type="float">
            <text:p>104.17</text:p>
          </table:table-cell>
          <table:table-cell office:value-type="float" office:value="104.2125" calcext:value-type="float">
            <text:p>104.2125</text:p>
          </table:table-cell>
          <table:table-cell office:value-type="float" office:value="305345" calcext:value-type="float">
            <text:p>305345</text:p>
          </table:table-cell>
          <table:table-cell table:number-columns-repeated="6"/>
          <table:table-cell table:formula="of:=CONCATENATE( [.$B$1]; [.A29]; [.$B$1]; &quot;, &quot;; [.E29])" office:value-type="string" office:string-value="“2023-05-05 09:49:00“, 104.2125" calcext:value-type="string">
            <text:p>“2023-05-05 09:49:00“, 104.2125</text:p>
          </table:table-cell>
          <table:table-cell/>
          <table:table-cell table:formula="of:=CONCATENATE([.$C$1];[.M29]; &quot;));&quot;)" office:value-type="string" office:string-value="stockPrices.add(buildStockPrice(“2023-05-05 09:49:00“, 104.2125));" calcext:value-type="string">
            <text:p>stockPrices.add(buildStockPrice(“2023-05-05 09:49:00“, 104.212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50:00</text:p>
          </table:table-cell>
          <table:table-cell table:number-columns-repeated="2" office:value-type="float" office:value="104.22" calcext:value-type="float">
            <text:p>104.22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4.1313" calcext:value-type="float">
            <text:p>104.1313</text:p>
          </table:table-cell>
          <table:table-cell office:value-type="float" office:value="156987" calcext:value-type="float">
            <text:p>156987</text:p>
          </table:table-cell>
          <table:table-cell table:number-columns-repeated="6"/>
          <table:table-cell table:formula="of:=CONCATENATE( [.$B$1]; [.A30]; [.$B$1]; &quot;, &quot;; [.E30])" office:value-type="string" office:string-value="“2023-05-05 09:50:00“, 104.1313" calcext:value-type="string">
            <text:p>“2023-05-05 09:50:00“, 104.1313</text:p>
          </table:table-cell>
          <table:table-cell/>
          <table:table-cell table:formula="of:=CONCATENATE([.$C$1];[.M30]; &quot;));&quot;)" office:value-type="string" office:string-value="stockPrices.add(buildStockPrice(“2023-05-05 09:50:00“, 104.1313));" calcext:value-type="string">
            <text:p>stockPrices.add(buildStockPrice(“2023-05-05 09:50:00“, 104.1313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51:00</text:p>
          </table:table-cell>
          <table:table-cell table:number-columns-repeated="2" office:value-type="float" office:value="104.13" calcext:value-type="float">
            <text:p>104.1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06" calcext:value-type="float">
            <text:p>104.06</text:p>
          </table:table-cell>
          <table:table-cell office:value-type="float" office:value="178320" calcext:value-type="float">
            <text:p>178320</text:p>
          </table:table-cell>
          <table:table-cell table:number-columns-repeated="6"/>
          <table:table-cell table:formula="of:=CONCATENATE( [.$B$1]; [.A31]; [.$B$1]; &quot;, &quot;; [.E31])" office:value-type="string" office:string-value="“2023-05-05 09:51:00“, 104.06" calcext:value-type="string">
            <text:p>“2023-05-05 09:51:00“, 104.06</text:p>
          </table:table-cell>
          <table:table-cell/>
          <table:table-cell table:formula="of:=CONCATENATE([.$C$1];[.M31]; &quot;));&quot;)" office:value-type="string" office:string-value="stockPrices.add(buildStockPrice(“2023-05-05 09:51:00“, 104.06));" calcext:value-type="string">
            <text:p>stockPrices.add(buildStockPrice(“2023-05-05 09:51:00“, 104.06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52:00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4.005" calcext:value-type="float">
            <text:p>104.005</text:p>
          </table:table-cell>
          <table:table-cell office:value-type="float" office:value="152387" calcext:value-type="float">
            <text:p>152387</text:p>
          </table:table-cell>
          <table:table-cell table:number-columns-repeated="6"/>
          <table:table-cell table:formula="of:=CONCATENATE( [.$B$1]; [.A32]; [.$B$1]; &quot;, &quot;; [.E32])" office:value-type="string" office:string-value="“2023-05-05 09:52:00“, 104.005" calcext:value-type="string">
            <text:p>“2023-05-05 09:52:00“, 104.005</text:p>
          </table:table-cell>
          <table:table-cell/>
          <table:table-cell table:formula="of:=CONCATENATE([.$C$1];[.M32]; &quot;));&quot;)" office:value-type="string" office:string-value="stockPrices.add(buildStockPrice(“2023-05-05 09:52:00“, 104.005));" calcext:value-type="string">
            <text:p>stockPrices.add(buildStockPrice(“2023-05-05 09:52:00“, 104.00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09:53:00</text:p>
          </table:table-cell>
          <table:table-cell office:value-type="float" office:value="104.01" calcext:value-type="float">
            <text:p>104.01</text:p>
          </table:table-cell>
          <table:table-cell office:value-type="float" office:value="104.14" calcext:value-type="float">
            <text:p>104.14</text:p>
          </table:table-cell>
          <table:table-cell table:number-columns-repeated="2" office:value-type="float" office:value="103.945" calcext:value-type="float">
            <text:p>103.945</text:p>
          </table:table-cell>
          <table:table-cell office:value-type="float" office:value="153449" calcext:value-type="float">
            <text:p>153449</text:p>
          </table:table-cell>
          <table:table-cell table:number-columns-repeated="6"/>
          <table:table-cell table:formula="of:=CONCATENATE( [.$B$1]; [.A33]; [.$B$1]; &quot;, &quot;; [.E33])" office:value-type="string" office:string-value="“2023-05-05 09:53:00“, 103.945" calcext:value-type="string">
            <text:p>“2023-05-05 09:53:00“, 103.945</text:p>
          </table:table-cell>
          <table:table-cell/>
          <table:table-cell table:formula="of:=CONCATENATE([.$C$1];[.M33]; &quot;));&quot;)" office:value-type="string" office:string-value="stockPrices.add(buildStockPrice(“2023-05-05 09:53:00“, 103.945));" calcext:value-type="string">
            <text:p>stockPrices.add(buildStockPrice(“2023-05-05 09:53:00“, 103.945)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3-05-05 10:00:00</text:p>
          </table:table-cell>
          <table:table-cell office:value-type="float" office:value="103.89" calcext:value-type="float">
            <text:p>103.89</text:p>
          </table:table-cell>
          <table:table-cell office:value-type="float" office:value="104.03" calcext:value-type="float">
            <text:p>104.03</text:p>
          </table:table-cell>
          <table:table-cell office:value-type="float" office:value="103.88" calcext:value-type="float">
            <text:p>103.88</text:p>
          </table:table-cell>
          <table:table-cell office:value-type="float" office:value="103.97" calcext:value-type="float">
            <text:p>103.97</text:p>
          </table:table-cell>
          <table:table-cell office:value-type="float" office:value="220753" calcext:value-type="float">
            <text:p>220753</text:p>
          </table:table-cell>
          <table:table-cell/>
          <table:table-cell table:formula="of:=SUM([.E29:.E34])" office:value-type="float" office:value="624.3238" calcext:value-type="float">
            <text:p>624.3238</text:p>
          </table:table-cell>
          <table:table-cell table:number-columns-repeated="4"/>
          <table:table-cell table:formula="of:=CONCATENATE( [.$B$1]; [.A34]; [.$B$1]; &quot;, &quot;; [.E34])" office:value-type="string" office:string-value="“2023-05-05 10:00:00“, 103.97" calcext:value-type="string">
            <text:p>“2023-05-05 10:00:00“, 103.97</text:p>
          </table:table-cell>
          <table:table-cell/>
          <table:table-cell table:formula="of:=CONCATENATE([.$C$1];[.M34]; &quot;));&quot;)" office:value-type="string" office:string-value="stockPrices.add(buildStockPrice(“2023-05-05 10:00:00“, 103.97));" calcext:value-type="string">
            <text:p>stockPrices.add(buildStockPrice(“2023-05-05 10:00:00“, 103.97));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15.998cm" svg:height="9.004cm" svg:x="10.6cm" svg:y="2.683cm">
            <draw:object draw:notify-on-update-of-ranges="Sheet2.A2:Sheet2.A2 Sheet2.A3:Sheet2.A16 Sheet2.B2:Sheet2.B2 Sheet2.B3:Sheet2.B16 Sheet2.C2:Sheet2.C2 Sheet2.C3:Sheet2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oving Average</text:p>
          </table:table-cell>
        </table:table-row>
        <table:table-row table:style-name="ro1">
          <table:table-cell office:value-type="string" calcext:value-type="string">
            <text:p>2023-05-05 09:00:00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2.39" calcext:value-type="float">
            <text:p>102.39</text:p>
          </table:table-cell>
        </table:table-row>
        <table:table-row table:style-name="ro1">
          <table:table-cell office:value-type="string" calcext:value-type="string">
            <text:p>2023-05-05 09:01:00</text:p>
          </table:table-cell>
          <table:table-cell office:value-type="float" office:value="100" calcext:value-type="float">
            <text:p>100</text:p>
          </table:table-cell>
          <table:table-cell office:value-type="float" office:value="102.39" calcext:value-type="float">
            <text:p>102.39</text:p>
          </table:table-cell>
        </table:table-row>
        <table:table-row table:style-name="ro1">
          <table:table-cell office:value-type="string" calcext:value-type="string">
            <text:p>2023-05-05 09:02:00</text:p>
          </table:table-cell>
          <table:table-cell office:value-type="float" office:value="90" calcext:value-type="float">
            <text:p>90</text:p>
          </table:table-cell>
          <table:table-cell office:value-type="float" office:value="98.26" calcext:value-type="float">
            <text:p>98.26</text:p>
          </table:table-cell>
        </table:table-row>
        <table:table-row table:style-name="ro1">
          <table:table-cell office:value-type="string" calcext:value-type="string">
            <text:p>2023-05-05 09:13:00</text:p>
          </table:table-cell>
          <table:table-cell office:value-type="float" office:value="104" calcext:value-type="float">
            <text:p>104</text:p>
          </table:table-cell>
          <table:table-cell office:value-type="float" office:value="99.69" calcext:value-type="float">
            <text:p>99.69</text:p>
          </table:table-cell>
        </table:table-row>
        <table:table-row table:style-name="ro1">
          <table:table-cell office:value-type="string" calcext:value-type="string">
            <text:p>2023-05-05 09:14:00</text:p>
          </table:table-cell>
          <table:table-cell office:value-type="float" office:value="111" calcext:value-type="float">
            <text:p>111</text:p>
          </table:table-cell>
          <table:table-cell office:value-type="float" office:value="101.95" calcext:value-type="float">
            <text:p>101.95</text:p>
          </table:table-cell>
        </table:table-row>
        <table:table-row table:style-name="ro1">
          <table:table-cell office:value-type="string" calcext:value-type="string">
            <text:p>2023-05-05 09:15:00</text:p>
          </table:table-cell>
          <table:table-cell office:value-type="float" office:value="115" calcext:value-type="float">
            <text:p>115</text:p>
          </table:table-cell>
          <table:table-cell office:value-type="float" office:value="104.13" calcext:value-type="float">
            <text:p>104.13</text:p>
          </table:table-cell>
        </table:table-row>
        <table:table-row table:style-name="ro1">
          <table:table-cell office:value-type="string" calcext:value-type="string">
            <text:p>2023-05-05 09:16:0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23-05-05 09:17:00</text:p>
          </table:table-cell>
          <table:table-cell office:value-type="float" office:value="155" calcext:value-type="float">
            <text:p>155</text:p>
          </table:table-cell>
          <table:table-cell office:value-type="float" office:value="119.17" calcext:value-type="float">
            <text:p>119.17</text:p>
          </table:table-cell>
        </table:table-row>
        <table:table-row table:style-name="ro1">
          <table:table-cell office:value-type="string" calcext:value-type="string">
            <text:p>2023-05-05 09:20:00</text:p>
          </table:table-cell>
          <table:table-cell office:value-type="float" office:value="160" calcext:value-type="float">
            <text:p>160</text:p>
          </table:table-cell>
          <table:table-cell office:value-type="float" office:value="130.83" calcext:value-type="float">
            <text:p>130.83</text:p>
          </table:table-cell>
        </table:table-row>
        <table:table-row table:style-name="ro1">
          <table:table-cell office:value-type="string" calcext:value-type="string">
            <text:p>2023-05-05 09:21:00</text:p>
          </table:table-cell>
          <table:table-cell office:value-type="float" office:value="165" calcext:value-type="float">
            <text:p>165</text:p>
          </table:table-cell>
          <table:table-cell office:value-type="float" office:value="135.71" calcext:value-type="float">
            <text:p>135.71</text:p>
          </table:table-cell>
        </table:table-row>
        <table:table-row table:style-name="ro1">
          <table:table-cell office:value-type="string" calcext:value-type="string">
            <text:p>2023-05-05 09:25:00</text:p>
          </table:table-cell>
          <table:table-cell office:value-type="float" office:value="155" calcext:value-type="float">
            <text:p>155</text:p>
          </table:table-cell>
          <table:table-cell office:value-type="float" office:value="138.13" calcext:value-type="float">
            <text:p>138.13</text:p>
          </table:table-cell>
        </table:table-row>
        <table:table-row table:style-name="ro1">
          <table:table-cell office:value-type="string" calcext:value-type="string">
            <text:p>2023-05-05 09:26:00</text:p>
          </table:table-cell>
          <table:table-cell office:value-type="float" office:value="130" calcext:value-type="float">
            <text:p>130</text:p>
          </table:table-cell>
          <table:table-cell office:value-type="float" office:value="137.22" calcext:value-type="float">
            <text:p>137.22</text:p>
          </table:table-cell>
        </table:table-row>
        <table:table-row table:style-name="ro1">
          <table:table-cell office:value-type="string" calcext:value-type="string">
            <text:p>2023-05-05 09:29:00</text:p>
          </table:table-cell>
          <table:table-cell office:value-type="float" office:value="125" calcext:value-type="float">
            <text:p>125</text:p>
          </table:table-cell>
          <table:table-cell office:value-type="float" office:value="139.56" calcext:value-type="float">
            <text:p>139.56</text:p>
          </table:table-cell>
        </table:table-row>
        <table:table-row table:style-name="ro1">
          <table:table-cell office:value-type="string" calcext:value-type="string">
            <text:p>2023-05-05 09:30:00</text:p>
          </table:table-cell>
          <table:table-cell office:value-type="float" office:value="112" calcext:value-type="float">
            <text:p>112</text:p>
          </table:table-cell>
          <table:table-cell office:value-type="float" office:value="139.67" calcext:value-type="float">
            <text:p>139.67</text:p>
          </table:table-cell>
        </table:table-row>
      </table:table>
      <table:table table:name="Sheet5" table:style-name="ta1">
        <table:table-column table:style-name="co4" table:default-cell-style-name="Default"/>
        <table:table-row table:style-name="ro1">
          <table:table-cell/>
        </table:table-row>
      </table:table>
      <table:table table:name="UNH" table:style-name="ta1"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oving Average</text:p>
          </table:table-cell>
        </table:table-row>
        <table:table-row table:style-name="ro1">
          <table:table-cell table:style-name="ce1" office:value-type="string" calcext:value-type="string">
            <text:p>2023-05-05 09:00:00</text:p>
          </table:table-cell>
          <table:table-cell table:style-name="ce3" office:value-type="float" office:value="488" calcext:value-type="float">
            <text:p>48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style-name="ce1" office:value-type="string" calcext:value-type="string">
            <text:p>2023-05-05 09:01:00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style-name="ce1" office:value-type="string" calcext:value-type="string">
            <text:p>2023-05-05 09:02:00</text:p>
          </table:table-cell>
          <table:table-cell table:style-name="ce3" office:value-type="float" office:value="540" calcext:value-type="float">
            <text:p>540</text:p>
          </table:table-cell>
          <table:table-cell office:value-type="float" office:value="509.33" calcext:value-type="float">
            <text:p>509.33</text:p>
          </table:table-cell>
        </table:table-row>
        <table:table-row table:style-name="ro1">
          <table:table-cell table:style-name="ce1" office:value-type="string" calcext:value-type="string">
            <text:p>2023-05-05 09:13:00</text:p>
          </table:table-cell>
          <table:table-cell table:style-name="ce3" office:value-type="float" office:value="430" calcext:value-type="float">
            <text:p>430</text:p>
          </table:table-cell>
          <table:table-cell office:value-type="float" office:value="489.5" calcext:value-type="float">
            <text:p>489.5</text:p>
          </table:table-cell>
        </table:table-row>
        <table:table-row table:style-name="ro1">
          <table:table-cell table:style-name="ce1" office:value-type="string" calcext:value-type="string">
            <text:p>2023-05-05 09:14:0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71.6" calcext:value-type="float">
            <text:p>471.6</text:p>
          </table:table-cell>
        </table:table-row>
        <table:table-row table:style-name="ro1">
          <table:table-cell table:style-name="ce1" office:value-type="string" calcext:value-type="string">
            <text:p>2023-05-05 09:15:00</text:p>
          </table:table-cell>
          <table:table-cell table:style-name="ce3" office:value-type="float" office:value="320" calcext:value-type="float">
            <text:p>320</text:p>
          </table:table-cell>
          <table:table-cell office:value-type="float" office:value="446.33" calcext:value-type="float">
            <text:p>446.33</text:p>
          </table:table-cell>
        </table:table-row>
        <table:table-row table:style-name="ro1">
          <table:table-cell table:style-name="ce1" office:value-type="string" calcext:value-type="string">
            <text:p>2023-05-05 09:16:00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416.67" calcext:value-type="float">
            <text:p>416.67</text:p>
          </table:table-cell>
        </table:table-row>
        <table:table-row table:style-name="ro1">
          <table:table-cell table:style-name="ce1" office:value-type="string" calcext:value-type="string">
            <text:p>2023-05-05 09:17:00</text:p>
          </table:table-cell>
          <table:table-cell table:style-name="ce3" office:value-type="float" office:value="450" calcext:value-type="float">
            <text:p>450</text:p>
          </table:table-cell>
          <table:table-cell office:value-type="float" office:value="408.33" calcext:value-type="float">
            <text:p>408.33</text:p>
          </table:table-cell>
        </table:table-row>
        <table:table-row table:style-name="ro1">
          <table:table-cell table:style-name="ce1" office:value-type="string" calcext:value-type="string">
            <text:p>2023-05-05 09:20:00</text:p>
          </table:table-cell>
          <table:table-cell table:style-name="ce3" office:value-type="float" office:value="500" calcext:value-type="float">
            <text:p>500</text:p>
          </table:table-cell>
          <table:table-cell office:value-type="float" office:value="401.67" calcext:value-type="float">
            <text:p>401.67</text:p>
          </table:table-cell>
        </table:table-row>
        <table:table-row table:style-name="ro1">
          <table:table-cell table:style-name="ce1" office:value-type="string" calcext:value-type="string">
            <text:p>2023-05-05 09:21:00</text:p>
          </table:table-cell>
          <table:table-cell table:style-name="ce3" office:value-type="float" office:value="710" calcext:value-type="float">
            <text:p>710</text:p>
          </table:table-cell>
          <table:table-cell office:value-type="float" office:value="445.71" calcext:value-type="float">
            <text:p>445.71</text:p>
          </table:table-cell>
        </table:table-row>
        <table:table-row table:style-name="ro1">
          <table:table-cell table:style-name="ce1" office:value-type="string" calcext:value-type="string">
            <text:p>2023-05-05 09:25:00</text:p>
          </table:table-cell>
          <table:table-cell table:style-name="ce3" office:value-type="float" office:value="590" calcext:value-type="float">
            <text:p>590</text:p>
          </table:table-cell>
          <table:table-cell office:value-type="float" office:value="463.75" calcext:value-type="float">
            <text:p>463.75</text:p>
          </table:table-cell>
        </table:table-row>
        <table:table-row table:style-name="ro1">
          <table:table-cell table:style-name="ce1" office:value-type="string" calcext:value-type="string">
            <text:p>2023-05-05 09:26:00</text:p>
          </table:table-cell>
          <table:table-cell table:style-name="ce3" office:value-type="float" office:value="435" calcext:value-type="float">
            <text:p>435</text:p>
          </table:table-cell>
          <table:table-cell office:value-type="float" office:value="460.56" calcext:value-type="float">
            <text:p>460.56</text:p>
          </table:table-cell>
        </table:table-row>
        <table:table-row table:style-name="ro1">
          <table:table-cell table:style-name="ce1" office:value-type="string" calcext:value-type="string">
            <text:p>2023-05-05 09:29:00</text:p>
          </table:table-cell>
          <table:table-cell table:style-name="ce3" office:value-type="float" office:value="440" calcext:value-type="float">
            <text:p>440</text:p>
          </table:table-cell>
          <table:table-cell office:value-type="float" office:value="456.11" calcext:value-type="float">
            <text:p>456.11</text:p>
          </table:table-cell>
        </table:table-row>
        <table:table-row table:style-name="ro1">
          <table:table-cell table:style-name="ce1" office:value-type="string" calcext:value-type="string">
            <text:p>2023-05-05 09:30:00</text:p>
          </table:table-cell>
          <table:table-cell table:style-name="ce3" office:value-type="float" office:value="450" calcext:value-type="float">
            <text:p>450</text:p>
          </table:table-cell>
          <table:table-cell office:value-type="float" office:value="453.33" calcext:value-type="float">
            <text:p>453.33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0T21:48:25.349422594</dc:date>
    <meta:editing-duration>PT1H49M17S</meta:editing-duration>
    <meta:editing-cycles>27</meta:editing-cycles>
    <meta:generator>LibreOffice/7.3.7.2$Linux_X86_64 LibreOffice_project/30$Build-2</meta:generator>
    <meta:document-statistic meta:table-count="5" meta:cell-count="7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2.168cm" svg:y="3.954cm" style:legend-expansion="high" chart:style-name="ch2"/>
        <chart:plot-area chart:style-name="ch3" table:cell-range-address="Sheet2.A2:Sheet2.C16" chart:data-source-has-labels="both" svg:x="0.319cm" svg:y="0.18cm" svg:width="11.53cm" svg:height="8.645cm">
          <chart:coordinate-region svg:x="2.668cm" svg:y="0.379cm" svg:width="9.041cm" svg:height="5.708cm"/>
          <chart:axis chart:dimension="x" chart:name="primary-x" chart:style-name="ch4" chartooo:axis-type="auto">
            <chartooo:date-scale/>
            <chart:categories table:cell-range-address="Sheet2.A3:Sheet2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16" chart:label-cell-address="Sheet2.B2:Sheet2.B2" chart:class="chart:line">
            <chart:data-point chart:repeated="14"/>
          </chart:series>
          <chart:series chart:style-name="ch7" chart:values-cell-range-address="Sheet2.C3:Sheet2.C16" chart:label-cell-address="Sheet2.C2:Sheet2.C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2.B2:Sheet2.B2</svg:desc>
                </draw:g>
              </table:table-cell>
              <table:table-cell office:value-type="string">
                <text:p>Moving Average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3-05-05 09:00:00</text:p>
                <draw:g>
                  <svg:desc>Sheet2.A3:Sheet2.A16</svg:desc>
                </draw:g>
              </table:table-cell>
              <table:table-cell office:value-type="float" office:value="104.77">
                <text:p>104.77</text:p>
                <draw:g>
                  <svg:desc>Sheet2.B3:Sheet2.B16</svg:desc>
                </draw:g>
              </table:table-cell>
              <table:table-cell office:value-type="float" office:value="102.39">
                <text:p>102.39</text:p>
                <draw:g>
                  <svg:desc>Sheet2.C3:Sheet2.C16</svg:desc>
                </draw:g>
              </table:table-cell>
            </table:table-row>
            <table:table-row>
              <table:table-cell office:value-type="string">
                <text:p>2023-05-05 09:01:00</text:p>
              </table:table-cell>
              <table:table-cell office:value-type="float" office:value="100">
                <text:p>100</text:p>
              </table:table-cell>
              <table:table-cell office:value-type="float" office:value="102.39">
                <text:p>102.39</text:p>
              </table:table-cell>
            </table:table-row>
            <table:table-row>
              <table:table-cell office:value-type="string">
                <text:p>2023-05-05 09:02:00</text:p>
              </table:table-cell>
              <table:table-cell office:value-type="float" office:value="90">
                <text:p>90</text:p>
              </table:table-cell>
              <table:table-cell office:value-type="float" office:value="98.26">
                <text:p>98.26</text:p>
              </table:table-cell>
            </table:table-row>
            <table:table-row>
              <table:table-cell office:value-type="string">
                <text:p>2023-05-05 09:13:00</text:p>
              </table:table-cell>
              <table:table-cell office:value-type="float" office:value="104">
                <text:p>104</text:p>
              </table:table-cell>
              <table:table-cell office:value-type="float" office:value="99.69">
                <text:p>99.69</text:p>
              </table:table-cell>
            </table:table-row>
            <table:table-row>
              <table:table-cell office:value-type="string">
                <text:p>2023-05-05 09:14:00</text:p>
              </table:table-cell>
              <table:table-cell office:value-type="float" office:value="111">
                <text:p>111</text:p>
              </table:table-cell>
              <table:table-cell office:value-type="float" office:value="101.95">
                <text:p>101.95</text:p>
              </table:table-cell>
            </table:table-row>
            <table:table-row>
              <table:table-cell office:value-type="string">
                <text:p>2023-05-05 09:15:00</text:p>
              </table:table-cell>
              <table:table-cell office:value-type="float" office:value="115">
                <text:p>115</text:p>
              </table:table-cell>
              <table:table-cell office:value-type="float" office:value="104.13">
                <text:p>104.13</text:p>
              </table:table-cell>
            </table:table-row>
            <table:table-row>
              <table:table-cell office:value-type="string">
                <text:p>2023-05-05 09:16:00</text:p>
              </table:table-cell>
              <table:table-cell office:value-type="float" office:value="140">
                <text:p>1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23-05-05 09:17:00</text:p>
              </table:table-cell>
              <table:table-cell office:value-type="float" office:value="155">
                <text:p>155</text:p>
              </table:table-cell>
              <table:table-cell office:value-type="float" office:value="119.17">
                <text:p>119.17</text:p>
              </table:table-cell>
            </table:table-row>
            <table:table-row>
              <table:table-cell office:value-type="string">
                <text:p>2023-05-05 09:20:00</text:p>
              </table:table-cell>
              <table:table-cell office:value-type="float" office:value="160">
                <text:p>160</text:p>
              </table:table-cell>
              <table:table-cell office:value-type="float" office:value="130.83">
                <text:p>130.83</text:p>
              </table:table-cell>
            </table:table-row>
            <table:table-row>
              <table:table-cell office:value-type="string">
                <text:p>2023-05-05 09:21:00</text:p>
              </table:table-cell>
              <table:table-cell office:value-type="float" office:value="165">
                <text:p>165</text:p>
              </table:table-cell>
              <table:table-cell office:value-type="float" office:value="135.71">
                <text:p>135.71</text:p>
              </table:table-cell>
            </table:table-row>
            <table:table-row>
              <table:table-cell office:value-type="string">
                <text:p>2023-05-05 09:25:00</text:p>
              </table:table-cell>
              <table:table-cell office:value-type="float" office:value="155">
                <text:p>155</text:p>
              </table:table-cell>
              <table:table-cell office:value-type="float" office:value="138.13">
                <text:p>138.13</text:p>
              </table:table-cell>
            </table:table-row>
            <table:table-row>
              <table:table-cell office:value-type="string">
                <text:p>2023-05-05 09:26:00</text:p>
              </table:table-cell>
              <table:table-cell office:value-type="float" office:value="130">
                <text:p>130</text:p>
              </table:table-cell>
              <table:table-cell office:value-type="float" office:value="137.22">
                <text:p>137.22</text:p>
              </table:table-cell>
            </table:table-row>
            <table:table-row>
              <table:table-cell office:value-type="string">
                <text:p>2023-05-05 09:29:00</text:p>
              </table:table-cell>
              <table:table-cell office:value-type="float" office:value="125">
                <text:p>125</text:p>
              </table:table-cell>
              <table:table-cell office:value-type="float" office:value="139.56">
                <text:p>139.56</text:p>
              </table:table-cell>
            </table:table-row>
            <table:table-row>
              <table:table-cell office:value-type="string">
                <text:p>2023-05-05 09:30:00</text:p>
              </table:table-cell>
              <table:table-cell office:value-type="float" office:value="112">
                <text:p>112</text:p>
              </table:table-cell>
              <table:table-cell office:value-type="float" office:value="139.67">
                <text:p>139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